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background-color="#00ffff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8000"/>
    </style:style>
    <style:style style:name="ce1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.8315in" svg:height="2.3614in" svg:x="5.2165in" svg:y="0.0004in">
            <draw:object draw:notify-on-update-of-ranges="Tabelle1.B4:Tabelle1.B10 Tabelle1.E4:Tabelle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8315in" svg:height="2.3614in" svg:x="5.1378in" svg:y="2.8693in">
            <draw:object draw:notify-on-update-of-ranges="Tabelle1.B4:Tabelle1.B11 Tabelle1.E19:Tabelle1.E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.8315in" svg:height="2.3614in" svg:x="4.7303in" svg:y="5.6787in">
            <draw:object draw:notify-on-update-of-ranges="Tabelle1.B4:Tabelle1.B11 Tabelle1.E37:Tabelle1.E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.8315in" svg:height="2.3614in" svg:x="4.872in" svg:y="10.4094in">
            <draw:object draw:notify-on-update-of-ranges="Tabelle1.B4:Tabelle1.B11 Tabelle1.E62:Tabelle1.E6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.8315in" svg:height="2.3614in" svg:x="4.9551in" svg:y="13.5587in">
            <draw:object draw:notify-on-update-of-ranges="Tabelle1.B4:Tabelle1.B11 Tabelle1.E80:Tabelle1.E8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2.8315in" svg:height="2.3614in" svg:x="4.6933in" svg:y="16.8291in">
            <draw:object draw:notify-on-update-of-ranges="Tabelle1.B4:Tabelle1.B11 Tabelle1.E99:Tabelle1.E10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2.8315in" svg:height="2.3614in" svg:x="5.1008in" svg:y="20.4689in">
            <draw:object draw:notify-on-update-of-ranges="Tabelle1.B4:Tabelle1.B11 Tabelle1.E118:Tabelle1.E12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7" draw:style-name="gr1" draw:text-style-name="P1" svg:width="2.8315in" svg:height="2.3614in" svg:x="5.2409in" svg:y="23.4394in">
            <draw:object draw:notify-on-update-of-ranges="Tabelle1.B4:Tabelle1.B11 Tabelle1.E134:Tabelle1.E14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8" draw:style-name="gr1" draw:text-style-name="P1" svg:width="2.8315in" svg:height="2.3614in" svg:x="5.0705in" svg:y="27.0197in">
            <draw:object draw:notify-on-update-of-ranges="Tabelle1.B4:Tabelle1.B11 Tabelle1.E156:Tabelle1.E16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9" draw:style-name="gr1" draw:text-style-name="P1" svg:width="2.8315in" svg:height="2.3614in" svg:x="5.2618in" svg:y="29.7295in">
            <draw:object draw:notify-on-update-of-ranges="Tabelle1.B4:Tabelle1.B11 Tabelle1.E170:Tabelle1.E17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style-name="gr1" draw:text-style-name="P1" svg:width="3.226in" svg:height="3.5429in" svg:x="35.2012in" svg:y="29.663in">
            <draw:object draw:notify-on-update-of-ranges="Tabelle1.H244:Tabelle1.H246 Tabelle1.I243:Tabelle1.I243 Tabelle1.I244:Tabelle1.I246 Tabelle1.K243:Tabelle1.K243 Tabelle1.K244:Tabelle1.K246 Tabelle1.J243:Tabelle1.J243 Tabelle1.J244:Tabelle1.J246 Tabelle1.N243:Tabelle1.N243 Tabelle1.N244:Tabelle1.N246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1" draw:style-name="gr1" draw:text-style-name="P1" svg:width="6.302in" svg:height="3.5335in" svg:x="28.6831in" svg:y="29.5681in">
            <draw:object draw:notify-on-update-of-ranges="Tabelle1.H214:Tabelle1.H223 Tabelle1.I213:Tabelle1.I213 Tabelle1.I214:Tabelle1.I223 Tabelle1.K213:Tabelle1.K213 Tabelle1.K214:Tabelle1.K223 Tabelle1.J213:Tabelle1.J213 Tabelle1.J214:Tabelle1.J223 Tabelle1.N213:Tabelle1.N213 Tabelle1.N214:Tabelle1.N22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31" draw:name="MNV P-domain" draw:style-name="gr1" draw:text-style-name="P1" svg:width="3.0272in" svg:height="3.5429in" svg:x="10.3654in" svg:y="48in">
            <draw:object draw:notify-on-update-of-ranges="Tabelle1.E270:Tabelle1.E274 Tabelle1.F269:Tabelle1.F269 Tabelle1.F270:Tabelle1.F274 Tabelle1.F270:Tabelle1.F274 Tabelle1.H269:Tabelle1.H269 Tabelle1.H270:Tabelle1.H274 Tabelle1.H270:Tabelle1.H274 Tabelle1.G269:Tabelle1.G269 Tabelle1.G270:Tabelle1.G274 Tabelle1.G270:Tabelle1.G274 Tabelle1.K269:Tabelle1.K269 Tabelle1.K270:Tabelle1.K274 Tabelle1.K270:Tabelle1.K27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2" draw:name="MNV P-domain_0" draw:style-name="gr1" draw:text-style-name="P1" svg:width="3.0272in" svg:height="3.5429in" svg:x="13.8106in" svg:y="47.9902in">
            <draw:object draw:notify-on-update-of-ranges="Tabelle1.E270:Tabelle1.E274 Tabelle1.F269:Tabelle1.F269 Tabelle1.F277:Tabelle1.F281 Tabelle1.H269:Tabelle1.H269 Tabelle1.H277:Tabelle1.H281 Tabelle1.G269:Tabelle1.G269 Tabelle1.G277:Tabelle1.G281 Tabelle1.K269:Tabelle1.K269 Tabelle1.K277:Tabelle1.K28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3" draw:name="MNV P-domain_1" draw:style-name="gr1" draw:text-style-name="P1" svg:width="3.0272in" svg:height="3.5429in" svg:x="17.1398in" svg:y="48.1016in">
            <draw:object draw:notify-on-update-of-ranges="Tabelle1.E285:Tabelle1.E289 Tabelle1.F269:Tabelle1.F269 Tabelle1.F285:Tabelle1.F289 Tabelle1.H269:Tabelle1.H269 Tabelle1.H285:Tabelle1.H289 Tabelle1.G269:Tabelle1.G269 Tabelle1.G285:Tabelle1.G289 Tabelle1.K269:Tabelle1.K269 Tabelle1.K285:Tabelle1.K28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57" table:default-cell-style-name="Default"/>
        <table:table-row table:style-name="ro1">
          <table:table-cell table:number-columns-repeated="57"/>
        </table:table-row>
        <table:table-row table:style-name="ro1">
          <table:table-cell table:number-columns-repeated="13"/>
          <table:table-cell>
            <draw:frame draw:z-index="12" draw:style-name="gr1" draw:text-style-name="P1" svg:width="3.0531in" svg:height="2.2984in" svg:x="0.5413in" svg:y="0.165in">
              <draw:object draw:notify-on-update-of-ranges="Tabelle1.K5:Tabelle1.K11 Tabelle1.I243:Tabelle1.I243 Tabelle1.L5:Tabelle1.L11 Tabelle1.J243:Tabelle1.J243 Tabelle1.M5:Tabelle1.M1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5"/>
          <table:table-cell office:value-type="string" calcext:value-type="string">
            <text:p>correct vs wrong different min cluster sizes</text:p>
          </table:table-cell>
          <table:table-cell table:number-columns-repeated="13"/>
          <table:table-cell>
            <draw:frame draw:z-index="24" draw:style-name="gr1" draw:text-style-name="P1" svg:width="2.8315in" svg:height="2.3614in" svg:x="0.2185in" svg:y="0.0386in">
              <draw:object draw:notify-on-update-of-ranges="Tabelle1.B4:Tabelle1.B10 Tabelle1.T5:Tabelle1.T1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huNov P-domain</text:p>
          </table:table-cell>
          <table:table-cell office:value-type="string" calcext:value-type="string">
            <text:p>3 to 7.0 Å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C4]/[.D4]" office:value-type="float" office:value="0.516129032258065" calcext:value-type="float">
            <text:p>0.516129032258065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number-columns-repeated="7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34"/>
        </table:table-row>
        <table:table-row table:style-name="ro1">
          <table:table-cell table:style-name="ce6"/>
          <table:table-cell office:value-type="string" calcext:value-type="string">
            <text:p>3 to 7.5 Å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C5]/[.D5]" office:value-type="float" office:value="0.552631578947369" calcext:value-type="float">
            <text:p>0.55263157894736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11" office:value-type="string" calcext:value-type="string">
            <text:p>HuNoV 0.1 steps size</text:p>
          </table:table-cell>
          <table:table-cell office:value-type="string" calcext:value-type="string">
            <text:p>3 to 7.0 Å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U5]/[.V5]" office:value-type="float" office:value="0.516129032258065" calcext:value-type="float">
            <text:p>0.516129032258065</text:p>
          </table:table-cell>
          <table:table-cell table:number-columns-repeated="7"/>
          <table:table-cell table:style-name="ce11" office:value-type="string" calcext:value-type="string">
            <text:p>HuNoV 5 percent more noes</text:p>
          </table:table-cell>
          <table:table-cell office:value-type="string" calcext:value-type="string">
            <text:p>3 to 7.0 Å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table:formula="of:=[.AG5]/[.AH5]" office:value-type="float" office:value="0.55" calcext:value-type="float">
            <text:p>0.55</text:p>
          </table:table-cell>
          <table:table-cell table:number-columns-repeated="2"/>
          <table:table-cell table:style-name="ce11" office:value-type="string" calcext:value-type="string">
            <text:p>HuNoV 5 percent less noes</text:p>
          </table:table-cell>
          <table:table-cell office:value-type="string" calcext:value-type="string">
            <text:p>3 to 7.0 Å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1" table:formula="of:=[.AN5]/[.AO5]" office:value-type="float" office:value="0.714285714285714" calcext:value-type="float">
            <text:p>0.714285714285714</text:p>
          </table:table-cell>
          <table:table-cell table:number-columns-repeated="2"/>
          <table:table-cell office:value-type="string" calcext:value-type="string">
            <text:p>HuNoV PD with preassignments</text:p>
          </table:table-cell>
          <table:table-cell/>
          <table:table-cell office:value-type="string" calcext:value-type="string">
            <text:p>3 to 7.0 Å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5" table:formula="of:=[.AV5]/[.AW5]" office:value-type="float" office:value="0.516129032258065" calcext:value-type="float">
            <text:p>0.516129032258065</text:p>
          </table:table-cell>
          <table:table-cell/>
          <table:table-cell office:value-type="string" calcext:value-type="string">
            <text:p>HuNoV PD with preassignments 0.1 step size</text:p>
          </table:table-cell>
          <table:table-cell/>
          <table:table-cell office:value-type="string" calcext:value-type="string">
            <text:p>3 to 7.0 Å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5" table:formula="of:=[.BC5]/[.BD5]" office:value-type="float" office:value="0.516129032258065" calcext:value-type="float">
            <text:p>0.516129032258065</text:p>
          </table:table-cell>
        </table:table-row>
        <table:table-row table:style-name="ro1">
          <table:table-cell table:style-name="ce4"/>
          <table:table-cell office:value-type="string" calcext:value-type="string">
            <text:p>3 to 8.0 Å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C6]/[.D6]" office:value-type="float" office:value="0.484848484848485" calcext:value-type="float">
            <text:p>0.48484848484848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[.U6]/[.V6]" office:value-type="float" office:value="0.277777777777778" calcext:value-type="float">
            <text:p>0.277777777777778</text:p>
          </table:table-cell>
          <table:table-cell table:number-columns-repeated="7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formula="of:=[.AG6]/[.AH6]" office:value-type="float" office:value="0.463414634146342" calcext:value-type="float">
            <text:p>0.463414634146342</text:p>
          </table:table-cell>
          <table:table-cell table:number-columns-repeated="2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formula="of:=[.AN6]/[.AO6]" office:value-type="float" office:value="0.615384615384615" calcext:value-type="float">
            <text:p>0.615384615384615</text:p>
          </table:table-cell>
          <table:table-cell table:number-columns-repeated="4"/>
          <table:table-cell office:value-type="string" calcext:value-type="string">
            <text:p>3 to 7.5 Å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AV6]/[.AW6]" office:value-type="float" office:value="0.552631578947369" calcext:value-type="float">
            <text:p>0.552631578947369</text:p>
          </table:table-cell>
          <table:table-cell table:number-columns-repeated="3"/>
          <table:table-cell office:value-type="string" calcext:value-type="string">
            <text:p>3 to 7.5 Å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[.BC6]/[.BD6]" office:value-type="float" office:value="0.277777777777778" calcext:value-type="float">
            <text:p>0.277777777777778</text:p>
          </table:table-cell>
        </table:table-row>
        <table:table-row table:style-name="ro1">
          <table:table-cell/>
          <table:table-cell office:value-type="string" calcext:value-type="string">
            <text:p>3 to 8.5 Å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[.C7]/[.D7]" office:value-type="float" office:value="0.375" calcext:value-type="float">
            <text:p>0.3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to 8.0 Å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U7]/[.V7]" office:value-type="float" office:value="0.484848484848485" calcext:value-type="float">
            <text:p>0.484848484848485</text:p>
          </table:table-cell>
          <table:table-cell table:number-columns-repeated="8"/>
          <table:table-cell office:value-type="string" calcext:value-type="string">
            <text:p>3 to 8.0 Å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AG7]/[.AH7]" office:value-type="float" office:value="0.266666666666667" calcext:value-type="float">
            <text:p>0.266666666666667</text:p>
          </table:table-cell>
          <table:table-cell table:number-columns-repeated="3"/>
          <table:table-cell office:value-type="string" calcext:value-type="string">
            <text:p>3 to 8.0 Å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AN7]/[.AO7]" office:value-type="float" office:value="0.588235294117647" calcext:value-type="float">
            <text:p>0.588235294117647</text:p>
          </table:table-cell>
          <table:table-cell table:number-columns-repeated="4"/>
          <table:table-cell office:value-type="string" calcext:value-type="string">
            <text:p>3 to 8.0 Å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AV7]/[.AW7]" office:value-type="float" office:value="0.484848484848485" calcext:value-type="float">
            <text:p>0.484848484848485</text:p>
          </table:table-cell>
          <table:table-cell table:number-columns-repeated="3"/>
          <table:table-cell office:value-type="string" calcext:value-type="string">
            <text:p>3 to 8.0 Å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BC7]/[.BD7]" office:value-type="float" office:value="0.484848484848485" calcext:value-type="float">
            <text:p>0.484848484848485</text:p>
          </table:table-cell>
        </table:table-row>
        <table:table-row table:style-name="ro1">
          <table:table-cell/>
          <table:table-cell office:value-type="string" calcext:value-type="string">
            <text:p>3 to 9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C8]/[.D8]" office:value-type="float" office:value="0.627906976744186" calcext:value-type="float">
            <text:p>0.62790697674418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to 8.5 Å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U8]/[.V8]" office:value-type="float" office:value="0.392857142857143" calcext:value-type="float">
            <text:p>0.392857142857143</text:p>
          </table:table-cell>
          <table:table-cell table:number-columns-repeated="8"/>
          <table:table-cell office:value-type="string" calcext:value-type="string">
            <text:p>3 to 8.5 Å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style-name="ce1" table:formula="of:=[.AG8]/[.AH8]" office:value-type="float" office:value="0.568181818181818" calcext:value-type="float">
            <text:p>0.568181818181818</text:p>
          </table:table-cell>
          <table:table-cell table:number-columns-repeated="3"/>
          <table:table-cell office:value-type="string" calcext:value-type="string">
            <text:p>3 to 8.5 Å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style-name="ce5" table:formula="of:=[.AN7]/[.AO7]" office:value-type="float" office:value="0.588235294117647" calcext:value-type="float">
            <text:p>0.588235294117647</text:p>
          </table:table-cell>
          <table:table-cell table:number-columns-repeated="4"/>
          <table:table-cell office:value-type="string" calcext:value-type="string">
            <text:p>3 to 8.5 Å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style-name="ce5" table:formula="of:=[.AV7]/[.AW7]" office:value-type="float" office:value="0.484848484848485" calcext:value-type="float">
            <text:p>0.484848484848485</text:p>
          </table:table-cell>
          <table:table-cell table:number-columns-repeated="3"/>
          <table:table-cell office:value-type="string" calcext:value-type="string">
            <text:p>3 to 8.5 Å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style-name="ce5" table:formula="of:=[.BC7]/[.BD7]" office:value-type="float" office:value="0.484848484848485" calcext:value-type="float">
            <text:p>0.484848484848485</text:p>
          </table:table-cell>
        </table:table-row>
        <table:table-row table:style-name="ro1">
          <table:table-cell/>
          <table:table-cell office:value-type="string" calcext:value-type="string">
            <text:p>3 to 9.5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C9]/[.D9]" office:value-type="float" office:value="0.627906976744186" calcext:value-type="float">
            <text:p>0.62790697674418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to 9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U9]/[.V9]" office:value-type="float" office:value="0.627906976744186" calcext:value-type="float">
            <text:p>0.627906976744186</text:p>
          </table:table-cell>
          <table:table-cell table:number-columns-repeated="8"/>
          <table:table-cell office:value-type="string" calcext:value-type="string">
            <text:p>3 to 9.0 Å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style-name="ce6" table:formula="of:=[.AG9]/[.AH9]" office:value-type="float" office:value="0.565217391304348" calcext:value-type="float">
            <text:p>0.565217391304348</text:p>
          </table:table-cell>
          <table:table-cell table:number-columns-repeated="3"/>
          <table:table-cell office:value-type="string" calcext:value-type="string">
            <text:p>3 to 9.0 Å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style-name="ce6" table:formula="of:=[.AN9]/[.AO9]" office:value-type="float" office:value="0.681818181818182" calcext:value-type="float">
            <text:p>0.681818181818182</text:p>
          </table:table-cell>
          <table:table-cell table:number-columns-repeated="4"/>
          <table:table-cell office:value-type="string" calcext:value-type="string">
            <text:p>3 to 9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AV9]/[.AW9]" office:value-type="float" office:value="0.627906976744186" calcext:value-type="float">
            <text:p>0.627906976744186</text:p>
          </table:table-cell>
          <table:table-cell table:number-columns-repeated="3"/>
          <table:table-cell office:value-type="string" calcext:value-type="string">
            <text:p>3 to 9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BC9]/[.BD9]" office:value-type="float" office:value="0.627906976744186" calcext:value-type="float">
            <text:p>0.627906976744186</text:p>
          </table:table-cell>
        </table:table-row>
        <table:table-row table:style-name="ro1">
          <table:table-cell/>
          <table:table-cell office:value-type="string" calcext:value-type="string">
            <text:p>3 to 10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C10]/[.D10]" office:value-type="float" office:value="0.627906976744186" calcext:value-type="float">
            <text:p>0.627906976744186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to 9.5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U10]/[.V10]" office:value-type="float" office:value="0.627906976744186" calcext:value-type="float">
            <text:p>0.627906976744186</text:p>
          </table:table-cell>
          <table:table-cell table:number-columns-repeated="8"/>
          <table:table-cell office:value-type="string" calcext:value-type="string">
            <text:p>3 to 9.5 Å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table:formula="of:=[.AG10]/[.AH10]" office:value-type="float" office:value="0.416666666666667" calcext:value-type="float">
            <text:p>0.416666666666667</text:p>
          </table:table-cell>
          <table:table-cell table:number-columns-repeated="3"/>
          <table:table-cell office:value-type="string" calcext:value-type="string">
            <text:p>3 to 9.5 Å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6" table:formula="of:=[.AN10]/[.AO10]" office:value-type="float" office:value="0.666666666666667" calcext:value-type="float">
            <text:p>0.666666666666667</text:p>
          </table:table-cell>
          <table:table-cell table:number-columns-repeated="4"/>
          <table:table-cell office:value-type="string" calcext:value-type="string">
            <text:p>3 to 9.5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AV10]/[.AW10]" office:value-type="float" office:value="0.627906976744186" calcext:value-type="float">
            <text:p>0.627906976744186</text:p>
          </table:table-cell>
          <table:table-cell table:number-columns-repeated="3"/>
          <table:table-cell office:value-type="string" calcext:value-type="string">
            <text:p>3 to 9.5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BC10]/[.BD10]" office:value-type="float" office:value="0.627906976744186" calcext:value-type="float">
            <text:p>0.627906976744186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3 to 10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U11]/[.V11]" office:value-type="float" office:value="0.627906976744186" calcext:value-type="float">
            <text:p>0.627906976744186</text:p>
          </table:table-cell>
          <table:table-cell table:number-columns-repeated="8"/>
          <table:table-cell office:value-type="string" calcext:value-type="string">
            <text:p>3 to 10.0 Å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table:formula="of:=[.AG11]/[.AH11]" office:value-type="float" office:value="0.416666666666667" calcext:value-type="float">
            <text:p>0.416666666666667</text:p>
          </table:table-cell>
          <table:table-cell table:number-columns-repeated="3"/>
          <table:table-cell office:value-type="string" calcext:value-type="string">
            <text:p>3 to 10.0 Å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table:formula="of:=[.AN11]/[.AO11]" office:value-type="float" office:value="0.666666666666667" calcext:value-type="float">
            <text:p>0.666666666666667</text:p>
          </table:table-cell>
          <table:table-cell table:number-columns-repeated="4"/>
          <table:table-cell office:value-type="string" calcext:value-type="string">
            <text:p>3 to 10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AV11]/[.AW11]" office:value-type="float" office:value="0.627906976744186" calcext:value-type="float">
            <text:p>0.627906976744186</text:p>
          </table:table-cell>
          <table:table-cell table:number-columns-repeated="3"/>
          <table:table-cell office:value-type="string" calcext:value-type="string">
            <text:p>3 to 10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BC11]/[.BD11]" office:value-type="float" office:value="0.627906976744186" calcext:value-type="float">
            <text:p>0.627906976744186</text:p>
          </table:table-cell>
        </table:table-row>
        <table:table-row table:style-name="ro1">
          <table:table-cell table:number-columns-repeated="4"/>
          <table:table-cell table:style-name="ce5"/>
          <table:table-cell table:number-columns-repeated="52"/>
        </table:table-row>
        <table:table-row table:style-name="ro1" table:number-rows-repeated="5">
          <table:table-cell table:number-columns-repeated="57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46"/>
        </table:table-row>
        <table:table-row table:style-name="ro1">
          <table:table-cell table:style-name="ce2" office:value-type="string" calcext:value-type="string">
            <text:p>LmUGP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table:style-name="ce6" table:formula="of:=[.C19]/[.D19]" office:value-type="float" office:value="0.47008547008547" calcext:value-type="float">
            <text:p>0.47008547008547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/>
          <table:table-cell>
            <draw:frame draw:z-index="13" draw:style-name="gr1" draw:text-style-name="P1" svg:width="3.0531in" svg:height="2.2984in" svg:x="0.1291in" svg:y="0.0252in">
              <draw:object draw:notify-on-update-of-ranges="Tabelle1.K20:Tabelle1.K26 Tabelle1.I243:Tabelle1.I243 Tabelle1.L20:Tabelle1.L26 Tabelle1.J243:Tabelle1.J243 Tabelle1.M20:Tabelle1.M2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42"/>
        </table:table-row>
        <table:table-row table:style-name="ro1">
          <table:table-cell table:style-name="ce6"/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style-name="ce1" table:formula="of:=[.C20]/[.D20]" office:value-type="float" office:value="0.476190476190476" calcext:value-type="float">
            <text:p>0.47619047619047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table:style-name="ce5" table:formula="of:=[.C21]/[.D21]" office:value-type="float" office:value="0.419354838709677" calcext:value-type="float">
            <text:p>0.41935483870967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table:style-name="ce5" table:formula="of:=[.C22]/[.D22]" office:value-type="float" office:value="0.430769230769231" calcext:value-type="float">
            <text:p>0.43076923076923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table:style-name="ce6" table:formula="of:=[.C23]/[.D23]" office:value-type="float" office:value="0.435483870967742" calcext:value-type="float">
            <text:p>0.43548387096774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table:formula="of:=[.C24]/[.D24]" office:value-type="float" office:value="0.418604651162791" calcext:value-type="float">
            <text:p>0.41860465116279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table:formula="of:=[.C25]/[.D25]" office:value-type="float" office:value="0.419847328244275" calcext:value-type="float">
            <text:p>0.419847328244275</text:p>
          </table:table-cell>
          <table:table-cell table:number-columns-repeated="4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41"/>
        </table:table-row>
        <table:table-row table:style-name="ro1">
          <table:table-cell table:number-columns-repeated="9"/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3"/>
          <table:table-cell table:number-columns-repeated="41"/>
        </table:table-row>
        <table:table-row table:style-name="ro1">
          <table:table-cell table:number-columns-repeated="9"/>
          <table:table-cell table:style-name="ce5"/>
          <table:table-cell/>
          <table:table-cell table:style-name="ce5" table:number-columns-repeated="5"/>
          <table:table-cell table:number-columns-repeated="41"/>
        </table:table-row>
        <table:table-row table:style-name="ro1" table:number-rows-repeated="2">
          <table:table-cell table:number-columns-repeated="9"/>
          <table:table-cell table:style-name="ce5" table:number-columns-repeated="7"/>
          <table:table-cell table:number-columns-repeated="41"/>
        </table:table-row>
        <table:table-row table:style-name="ro1">
          <table:table-cell table:number-columns-repeated="9"/>
          <table:table-cell table:style-name="ce5" table:number-columns-repeated="3"/>
          <table:table-cell table:style-name="ce5" office:value-type="string" calcext:value-type="string">
            <text:p>ll</text:p>
          </table:table-cell>
          <table:table-cell table:style-name="ce5" table:number-columns-repeated="3"/>
          <table:table-cell table:number-columns-repeated="41"/>
        </table:table-row>
        <table:table-row table:style-name="ro1" table:number-rows-repeated="3">
          <table:table-cell table:number-columns-repeated="9"/>
          <table:table-cell table:style-name="ce5" table:number-columns-repeated="7"/>
          <table:table-cell table:number-columns-repeated="41"/>
        </table:table-row>
        <table:table-row table:style-name="ro1">
          <table:table-cell table:number-columns-repeated="9"/>
          <table:table-cell table:style-name="ce5" table:number-columns-repeated="5"/>
          <table:table-cell table:style-name="ce5">
            <draw:frame draw:z-index="14" draw:style-name="gr1" draw:text-style-name="P1" svg:width="3.0531in" svg:height="2.2984in" svg:x="0.1165in" svg:y="0.1654in">
              <draw:object draw:notify-on-update-of-ranges="Tabelle1.K38:Tabelle1.K44 Tabelle1.I243:Tabelle1.I243 Tabelle1.L38:Tabelle1.L44 Tabelle1.J243:Tabelle1.J243 Tabelle1.M38:Tabelle1.M44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style-name="ce5"/>
          <table:table-cell table:number-columns-repeated="41"/>
        </table:table-row>
        <table:table-row table:style-name="ro1">
          <table:table-cell table:number-columns-repeated="9"/>
          <table:table-cell table:style-name="ce5"/>
          <table:table-cell/>
          <table:table-cell table:style-name="ce5" table:number-columns-repeated="5"/>
          <table:table-cell table:number-columns-repeated="41"/>
        </table:table-row>
        <table:table-row table:style-name="ro1">
          <table:table-cell table:number-columns-repeated="9"/>
          <table:table-cell table:style-name="ce5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3"/>
          <table:table-cell table:number-columns-repeated="41"/>
        </table:table-row>
        <table:table-row table:style-name="ro1">
          <table:table-cell table:style-name="ce2" office:value-type="string" calcext:value-type="string">
            <text:p>mnv P-domain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[.C37]/[.D37]" office:value-type="float" office:value="0.710526315789474" calcext:value-type="float">
            <text:p>0.710526315789474</text:p>
          </table:table-cell>
          <table:table-cell table:number-columns-repeated="4"/>
          <table:table-cell table:style-name="ce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3"/>
          <table:table-cell table:number-columns-repeated="41"/>
        </table:table-row>
        <table:table-row table:style-name="ro1">
          <table:table-cell table:style-name="ce6"/>
          <table:table-cell office:value-type="float" office:value="7.5" calcext:value-type="float">
            <text:p>7.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[.C38]/[.D38]" office:value-type="float" office:value="0.707317073170732" calcext:value-type="float">
            <text:p>0.707317073170732</text:p>
          </table:table-cell>
          <table:table-cell table:number-columns-repeated="4"/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3"/>
          <table:table-cell table:number-columns-repeated="5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33"/>
        </table:table-row>
        <table:table-row table:style-name="ro1"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1" table:formula="of:=[.C39]/[.D39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3"/>
          <table:table-cell table:number-columns-repeated="3"/>
          <table:table-cell table:style-name="ce11" office:value-type="string" calcext:value-type="string">
            <text:p>MNV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[.V39]/[.W39]" office:value-type="float" office:value="0.710526315789474" calcext:value-type="float">
            <text:p>0.710526315789474</text:p>
          </table:table-cell>
          <table:table-cell table:number-columns-repeated="33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style-name="ce5" table:formula="of:=[.C40]/[.D40]" office:value-type="float" office:value="0.714285714285714" calcext:value-type="float">
            <text:p>0.714285714285714</text:p>
          </table:table-cell>
          <table:table-cell table:number-columns-repeated="4"/>
          <table:table-cell table:style-name="ce5"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3"/>
          <table:table-cell table:number-columns-repeated="3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[.V40]/[.W40]" office:value-type="float" office:value="0.707317073170732" calcext:value-type="float">
            <text:p>0.707317073170732</text:p>
          </table:table-cell>
          <table:table-cell table:number-columns-repeated="3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C41]/[.D41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5" table:number-columns-repeated="3"/>
          <table:table-cell table:number-columns-repeated="4"/>
          <table:table-cell office:value-type="string" calcext:value-type="string">
            <text:p>3 to 8.0 Å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style-name="ce1" table:formula="of:=[.V41]/[.W41]" office:value-type="float" office:value="0.736842105263158" calcext:value-type="float">
            <text:p>0.736842105263158</text:p>
          </table:table-cell>
          <table:table-cell table:number-columns-repeated="33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C42]/[.D42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5" table:number-columns-repeated="3"/>
          <table:table-cell table:number-columns-repeated="4"/>
          <table:table-cell office:value-type="string" calcext:value-type="string">
            <text:p>3 to 8.5 Å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formula="of:=[.V42]/[.W42]" office:value-type="float" office:value="0.714285714285714" calcext:value-type="float">
            <text:p>0.714285714285714</text:p>
          </table:table-cell>
          <table:table-cell table:number-columns-repeated="3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C43]/[.D43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3"/>
          <table:table-cell table:number-columns-repeated="4"/>
          <table:table-cell office:value-type="string" calcext:value-type="string">
            <text:p>3 to 9.0 Å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V43]/[.W43]" office:value-type="float" office:value="0.731707317073171" calcext:value-type="float">
            <text:p>0.731707317073171</text:p>
          </table:table-cell>
          <table:table-cell table:number-columns-repeated="33"/>
        </table:table-row>
        <table:table-row table:style-name="ro1">
          <table:table-cell table:number-columns-repeated="9"/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3"/>
          <table:table-cell table:number-columns-repeated="4"/>
          <table:table-cell office:value-type="string" calcext:value-type="string">
            <text:p>3 to 9.5 Å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V44]/[.W44]" office:value-type="float" office:value="0.731707317073171" calcext:value-type="float">
            <text:p>0.73170731707317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5" table:number-columns-repeated="7"/>
          <table:table-cell table:number-columns-repeated="4"/>
          <table:table-cell office:value-type="string" calcext:value-type="string">
            <text:p>3 to 10.0 Å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5" table:formula="of:=[.V45]/[.W45]" office:value-type="float" office:value="0.731707317073171" calcext:value-type="float">
            <text:p>0.731707317073171</text:p>
          </table:table-cell>
          <table:table-cell table:number-columns-repeated="33"/>
        </table:table-row>
        <table:table-row table:style-name="ro1" table:number-rows-repeated="3">
          <table:table-cell table:number-columns-repeated="9"/>
          <table:table-cell table:style-name="ce5" table:number-columns-repeated="7"/>
          <table:table-cell table:number-columns-repeated="41"/>
        </table:table-row>
        <table:table-row table:style-name="ro1" table:number-rows-repeated="10">
          <table:table-cell table:number-columns-repeated="57"/>
        </table:table-row>
        <table:table-row table:style-name="ro1">
          <table:table-cell table:number-columns-repeated="11"/>
          <table:table-cell table:style-name="ce5" table:number-columns-repeated="9"/>
          <table:table-cell table:number-columns-repeated="37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/>
          <table:table-cell table:style-name="ce5">
            <draw:frame draw:z-index="15" draw:style-name="gr1" draw:text-style-name="P1" svg:width="3.0531in" svg:height="2.2984in" svg:x="0.0004in" svg:y="0in">
              <draw:object draw:notify-on-update-of-ranges="Tabelle1.K62:Tabelle1.K68 Tabelle1.I243:Tabelle1.I243 Tabelle1.L62:Tabelle1.L68 Tabelle1.J243:Tabelle1.J243 Tabelle1.M62:Tabelle1.M68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style-name="ce5" table:number-columns-repeated="5"/>
          <table:table-cell table:number-columns-repeated="37"/>
        </table:table-row>
        <table:table-row table:style-name="ro1">
          <table:table-cell table:number-columns-repeated="10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33"/>
        </table:table-row>
        <table:table-row table:style-name="ro1">
          <table:table-cell table:style-name="ce2" office:value-type="string" calcext:value-type="string">
            <text:p>msg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formula="of:=[.C62]/[.D62]" office:value-type="float" office:value="0.306451612903226" calcext:value-type="float">
            <text:p>0.30645161290322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6"/>
          <table:table-cell table:style-name="ce11" office:value-type="string" calcext:value-type="string">
            <text:p>MSG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table:formula="of:=[.V62]/[.W62]" office:value-type="float" office:value="0.343283582089552" calcext:value-type="float">
            <text:p>0.343283582089552</text:p>
          </table:table-cell>
          <table:table-cell table:number-columns-repeated="33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style-name="ce5" table:formula="of:=[.C63]/[.D63]" office:value-type="float" office:value="0.357142857142857" calcext:value-type="float">
            <text:p>0.35714285714285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7"/>
          <table:table-cell office:value-type="string" calcext:value-type="string">
            <text:p>3 to 7.5 Å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formula="of:=[.V63]/[.W63]" office:value-type="float" office:value="0.389830508474576" calcext:value-type="float">
            <text:p>0.389830508474576</text:p>
          </table:table-cell>
          <table:table-cell table:number-columns-repeated="33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formula="of:=[.C64]/[.D64]" office:value-type="float" office:value="0.407407407407407" calcext:value-type="float">
            <text:p>0.40740740740740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8.0 Å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style-name="ce5" table:formula="of:=[.V64]/[.W64]" office:value-type="float" office:value="0.407407407407407" calcext:value-type="float">
            <text:p>0.407407407407407</text:p>
          </table:table-cell>
          <table:table-cell table:number-columns-repeated="33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table:style-name="ce1" table:formula="of:=[.C65]/[.D65]" office:value-type="float" office:value="0.473684210526316" calcext:value-type="float">
            <text:p>0.47368421052631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8.5 Å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table:style-name="ce1" table:formula="of:=[.V65]/[.W65]" office:value-type="float" office:value="0.416666666666667" calcext:value-type="float">
            <text:p>0.416666666666667</text:p>
          </table:table-cell>
          <table:table-cell table:number-columns-repeated="3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table:style-name="ce6" table:formula="of:=[.C66]/[.D66]" office:value-type="float" office:value="0.450549450549451" calcext:value-type="float">
            <text:p>0.45054945054945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9.0 Å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table:style-name="ce1" table:formula="of:=[.V66]/[.W66]" office:value-type="float" office:value="0.468354430379747" calcext:value-type="float">
            <text:p>0.468354430379747</text:p>
          </table:table-cell>
          <table:table-cell table:number-columns-repeated="33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6" table:formula="of:=[.C67]/[.D67]" office:value-type="float" office:value="0.444444444444444" calcext:value-type="float">
            <text:p>0.444444444444444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9.5 Å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table:style-name="ce6" table:formula="of:=[.V67]/[.W67]" office:value-type="float" office:value="0.475609756097561" calcext:value-type="float">
            <text:p>0.475609756097561</text:p>
          </table:table-cell>
          <table:table-cell table:number-columns-repeated="3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5" table:formula="of:=[.C68]/[.D68]" office:value-type="float" office:value="0.444444444444444" calcext:value-type="float">
            <text:p>0.44444444444444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10.0 Å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style-name="ce5" table:formula="of:=[.V68]/[.W68]" office:value-type="float" office:value="0.386666666666667" calcext:value-type="float">
            <text:p>0.386666666666667</text:p>
          </table:table-cell>
          <table:table-cell table:number-columns-repeated="33"/>
        </table:table-row>
        <table:table-row table:style-name="ro1">
          <table:table-cell table:number-columns-repeated="11"/>
          <table:table-cell table:style-name="ce5" table:number-columns-repeated="9"/>
          <table:table-cell table:number-columns-repeated="37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style-name="ce5" table:number-columns-repeated="9"/>
          <table:table-cell table:number-columns-repeated="37"/>
        </table:table-row>
        <table:table-row table:style-name="ro1" table:number-rows-repeated="5">
          <table:table-cell table:number-columns-repeated="11"/>
          <table:table-cell table:style-name="ce5" table:number-columns-repeated="9"/>
          <table:table-cell table:number-columns-repeated="37"/>
        </table:table-row>
        <table:table-row table:style-name="ro1">
          <table:table-cell table:number-columns-repeated="11"/>
          <table:table-cell table:style-name="ce5" table:number-columns-repeated="2"/>
          <table:table-cell table:style-name="ce5">
            <draw:frame draw:z-index="16" draw:style-name="gr1" draw:text-style-name="P1" svg:width="3.0531in" svg:height="2.2984in" svg:x="0.7091in" svg:y="0.1272in">
              <draw:object draw:notify-on-update-of-ranges="Tabelle1.K80:Tabelle1.K86 Tabelle1.I243:Tabelle1.I243 Tabelle1.L80:Tabelle1.L86 Tabelle1.J243:Tabelle1.J243 Tabelle1.M80:Tabelle1.M86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style-name="ce5" table:number-columns-repeated="6"/>
          <table:table-cell table:number-columns-repeated="37"/>
        </table:table-row>
        <table:table-row table:style-name="ro1">
          <table:table-cell table:number-columns-repeated="11"/>
          <table:table-cell table:style-name="ce5" table:number-columns-repeated="9"/>
          <table:table-cell table:number-columns-repeated="37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7"/>
          <table:table-cell table:number-columns-repeated="37"/>
        </table:table-row>
        <table:table-row table:style-name="ro1">
          <table:table-cell table:number-columns-repeated="10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6"/>
          <table:table-cell table:number-columns-repeated="38"/>
        </table:table-row>
        <table:table-row table:style-name="ro1">
          <table:table-cell table:style-name="ce2" office:value-type="string" calcext:value-type="string">
            <text:p>mb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C80]/[.D80]" office:value-type="float" office:value="0.0303030303030303" calcext:value-type="float">
            <text:p>0.030303030303030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33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81]/[.D81]" office:value-type="float" office:value="0.25" calcext:value-type="float">
            <text:p>0.2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6"/>
          <table:table-cell table:style-name="ce11" office:value-type="string" calcext:value-type="string">
            <text:p>MBP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[.V81]/[.W81]" office:value-type="float" office:value="0.137931034482759" calcext:value-type="float">
            <text:p>0.137931034482759</text:p>
          </table:table-cell>
          <table:table-cell table:number-columns-repeated="33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formula="of:=[.C82]/[.D82]" office:value-type="float" office:value="0.189189189189189" calcext:value-type="float">
            <text:p>0.18918918918918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7"/>
          <table:table-cell office:value-type="string" calcext:value-type="string">
            <text:p>3 to 7.5 Å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V82]/[.W82]" office:value-type="float" office:value="0.282608695652174" calcext:value-type="float">
            <text:p>0.282608695652174</text:p>
          </table:table-cell>
          <table:table-cell table:number-columns-repeated="33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83]/[.D83]" office:value-type="float" office:value="0.25" calcext:value-type="float">
            <text:p>0.2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6"/>
          <table:table-cell/>
          <table:table-cell office:value-type="string" calcext:value-type="string">
            <text:p>3 to 8.0 Å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style-name="ce5" table:formula="of:=[.V83]/[.W83]" office:value-type="float" office:value="0.2" calcext:value-type="float">
            <text:p>0.2</text:p>
          </table:table-cell>
          <table:table-cell table:number-columns-repeated="3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ce1" table:formula="of:=[.C84]/[.D84]" office:value-type="float" office:value="0.416666666666667" calcext:value-type="float">
            <text:p>0.41666666666666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6"/>
          <table:table-cell/>
          <table:table-cell office:value-type="string" calcext:value-type="string">
            <text:p>3 to 8.5 Å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[.V84]/[.W84]" office:value-type="float" office:value="0.372093023255814" calcext:value-type="float">
            <text:p>0.372093023255814</text:p>
          </table:table-cell>
          <table:table-cell/>
          <table:table-cell table:style-name="ce5" table:number-columns-repeated="12"/>
          <table:table-cell table:number-columns-repeated="20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style-name="ce6" table:formula="of:=[.C85]/[.D85]" office:value-type="float" office:value="0.41304347826087" calcext:value-type="float">
            <text:p>0.41304347826087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6"/>
          <table:table-cell/>
          <table:table-cell office:value-type="string" calcext:value-type="string">
            <text:p>3 to 9.0 Å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ce6" table:formula="of:=[.V85]/[.W85]" office:value-type="float" office:value="0.416666666666667" calcext:value-type="float">
            <text:p>0.416666666666667</text:p>
          </table:table-cell>
          <table:table-cell/>
          <table:table-cell table:style-name="ce5" table:number-columns-repeated="12"/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style-name="ce6" table:formula="of:=[.C86]/[.D86]" office:value-type="float" office:value="0.404761904761905" calcext:value-type="float">
            <text:p>0.40476190476190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6"/>
          <table:table-cell/>
          <table:table-cell office:value-type="string" calcext:value-type="string">
            <text:p>3 to 9.5 Å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style-name="ce1" table:formula="of:=[.V86]/[.W86]" office:value-type="float" office:value="0.41304347826087" calcext:value-type="float">
            <text:p>0.41304347826087</text:p>
          </table:table-cell>
          <table:table-cell/>
          <table:table-cell table:style-name="ce5" table:number-columns-repeated="12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^</text:p>
          </table:table-cell>
          <table:table-cell/>
          <table:table-cell table:style-name="ce5"/>
          <table:table-cell table:number-columns-repeated="6"/>
          <table:table-cell table:style-name="ce5" table:number-columns-repeated="8"/>
          <table:table-cell/>
          <table:table-cell office:value-type="string" calcext:value-type="string">
            <text:p>3 to 10.0 Å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style-name="ce1" table:formula="of:=[.V87]/[.W87]" office:value-type="float" office:value="0.395348837209302" calcext:value-type="float">
            <text:p>0.395348837209302</text:p>
          </table:table-cell>
          <table:table-cell/>
          <table:table-cell table:style-name="ce5" table:number-columns-repeated="12"/>
          <table:table-cell table:number-columns-repeated="20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style-name="ce5" table:number-columns-repeated="9"/>
          <table:table-cell table:number-columns-repeated="5"/>
          <table:table-cell table:style-name="ce5" table:number-columns-repeated="12"/>
          <table:table-cell table:number-columns-repeated="20"/>
        </table:table-row>
        <table:table-row table:style-name="ro1" table:number-rows-repeated="8">
          <table:table-cell table:number-columns-repeated="11"/>
          <table:table-cell table:style-name="ce5" table:number-columns-repeated="9"/>
          <table:table-cell table:number-columns-repeated="5"/>
          <table:table-cell table:style-name="ce5" table:number-columns-repeated="12"/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7"/>
          <table:table-cell table:number-columns-repeated="5"/>
          <table:table-cell table:style-name="ce5" table:number-columns-repeated="12"/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7"/>
          <table:table-cell table:number-columns-repeated="5"/>
          <table:table-cell table:style-name="ce5" table:number-columns-repeated="12"/>
          <table:table-cell table:number-columns-repeated="20"/>
        </table:table-row>
        <table:table-row table:style-name="ro1">
          <table:table-cell table:style-name="ce2" office:value-type="string" calcext:value-type="string">
            <text:p>ATCase_fix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C99]/[.D99]" office:value-type="float" office:value="0" calcext:value-type="float">
            <text:p>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5">
            <draw:frame draw:z-index="17" draw:style-name="gr1" draw:text-style-name="P1" svg:width="3.0531in" svg:height="2.2984in" svg:x="0.0004in" svg:y="0in">
              <draw:object draw:notify-on-update-of-ranges="Tabelle1.K99:Tabelle1.K105 Tabelle1.I243:Tabelle1.I243 Tabelle1.L99:Tabelle1.L105 Tabelle1.J243:Tabelle1.J243 Tabelle1.M99:Tabelle1.M105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style-name="ce5" table:number-columns-repeated="5"/>
          <table:table-cell table:number-columns-repeated="5"/>
          <table:table-cell table:style-name="ce5" table:number-columns-repeated="12"/>
          <table:table-cell table:number-columns-repeated="20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C100]/[.D100]" office:value-type="float" office:value="0.1875" calcext:value-type="float">
            <text:p>0.18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style-name="ce11" office:value-type="string" calcext:value-type="string">
            <text:p>ATCase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V100]/[.W100]" office:value-type="float" office:value="0" calcext:value-type="float">
            <text:p>0</text:p>
          </table:table-cell>
          <table:table-cell/>
          <table:table-cell table:style-name="ce5" table:number-columns-repeated="12"/>
          <table:table-cell table:number-columns-repeated="20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C101]/[.D101]" office:value-type="float" office:value="0.19047619047619" calcext:value-type="float">
            <text:p>0.1904761904761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7"/>
          <table:table-cell office:value-type="string" calcext:value-type="string">
            <text:p>3 to 7.5 Å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V101]/[.W101]" office:value-type="float" office:value="0.1875" calcext:value-type="float">
            <text:p>0.1875</text:p>
          </table:table-cell>
          <table:table-cell/>
          <table:table-cell table:style-name="ce5" table:number-columns-repeated="12"/>
          <table:table-cell table:number-columns-repeated="20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5" table:formula="of:=[.C102]/[.D102]" office:value-type="float" office:value="0.277777777777778" calcext:value-type="float">
            <text:p>0.27777777777777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/>
          <table:table-cell office:value-type="string" calcext:value-type="string">
            <text:p>3 to 8.0 Å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1" table:formula="of:=[.V102]/[.W102]" office:value-type="float" office:value="0.227272727272727" calcext:value-type="float">
            <text:p>0.227272727272727</text:p>
          </table:table-cell>
          <table:table-cell/>
          <table:table-cell table:style-name="ce5" table:number-columns-repeated="12"/>
          <table:table-cell table:number-columns-repeated="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6" table:formula="of:=[.C103]/[.D103]" office:value-type="float" office:value="0.333333333333333" calcext:value-type="float">
            <text:p>0.33333333333333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/>
          <table:table-cell office:value-type="string" calcext:value-type="string">
            <text:p>3 to 8.5 Å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" table:formula="of:=[.V103]/[.W103]" office:value-type="float" office:value="0.25" calcext:value-type="float">
            <text:p>0.25</text:p>
          </table:table-cell>
          <table:table-cell/>
          <table:table-cell table:style-name="ce5" table:number-columns-repeated="12"/>
          <table:table-cell table:number-columns-repeated="20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6" table:formula="of:=[.C104]/[.D104]" office:value-type="float" office:value="0.294117647058824" calcext:value-type="float">
            <text:p>0.294117647058824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/>
          <table:table-cell office:value-type="string" calcext:value-type="string">
            <text:p>3 to 9.0 Å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5" table:formula="of:=[.V104]/[.W104]" office:value-type="float" office:value="0.227272727272727" calcext:value-type="float">
            <text:p>0.227272727272727</text:p>
          </table:table-cell>
          <table:table-cell/>
          <table:table-cell table:style-name="ce5" table:number-columns-repeated="12"/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1" table:formula="of:=[.C105]/[.D105]" office:value-type="float" office:value="0.380952380952381" calcext:value-type="float">
            <text:p>0.38095238095238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/>
          <table:table-cell office:value-type="string" calcext:value-type="string">
            <text:p>3 to 9.5 Å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6" table:formula="of:=[.V105]/[.W105]" office:value-type="float" office:value="0.4" calcext:value-type="float">
            <text:p>0.4</text:p>
          </table:table-cell>
          <table:table-cell/>
          <table:table-cell table:style-name="ce5" table:number-columns-repeated="12"/>
          <table:table-cell table:number-columns-repeated="20"/>
        </table:table-row>
        <table:table-row table:style-name="ro1">
          <table:table-cell table:number-columns-repeated="11"/>
          <table:table-cell table:style-name="ce5" table:number-columns-repeated="8"/>
          <table:table-cell/>
          <table:table-cell office:value-type="string" calcext:value-type="string">
            <text:p>3 to 10.0 Å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5" table:formula="of:=[.V106]/[.W106]" office:value-type="float" office:value="0.166666666666667" calcext:value-type="float">
            <text:p>0.166666666666667</text:p>
          </table:table-cell>
          <table:table-cell/>
          <table:table-cell table:style-name="ce5" table:number-columns-repeated="12"/>
          <table:table-cell table:number-columns-repeated="20"/>
        </table:table-row>
        <table:table-row table:style-name="ro1">
          <table:table-cell table:number-columns-repeated="4"/>
          <table:table-cell table:style-name="ce5"/>
          <table:table-cell table:number-columns-repeated="14"/>
          <table:table-cell table:style-name="ce5"/>
          <table:table-cell table:number-columns-repeated="5"/>
          <table:table-cell table:style-name="ce5" table:number-columns-repeated="12"/>
          <table:table-cell table:number-columns-repeated="20"/>
        </table:table-row>
        <table:table-row table:style-name="ro1" table:number-rows-repeated="7">
          <table:table-cell table:number-columns-repeated="25"/>
          <table:table-cell table:style-name="ce5" table:number-columns-repeated="12"/>
          <table:table-cell table:number-columns-repeated="20"/>
        </table:table-row>
        <table:table-row table:style-name="ro1" table:number-rows-repeated="3">
          <table:table-cell table:number-columns-repeated="11"/>
          <table:table-cell table:style-name="ce5" table:number-columns-repeated="8"/>
          <table:table-cell table:number-columns-repeated="38"/>
        </table:table-row>
        <table:table-row table:style-name="ro1">
          <table:table-cell table:style-name="ce2" office:value-type="string" calcext:value-type="string">
            <text:p>ei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style-name="ce1" table:formula="of:=[.C118]/[.D118]" office:value-type="float" office:value="0.555555555555556" calcext:value-type="float">
            <text:p>0.555555555555556</text:p>
          </table:table-cell>
          <table:table-cell table:number-columns-repeated="5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2"/>
          <table:table-cell table:style-name="ce5">
            <draw:frame draw:z-index="18" draw:style-name="gr1" draw:text-style-name="P1" svg:width="3.0531in" svg:height="2.2984in" svg:x="0in" svg:y="0in">
              <draw:object draw:notify-on-update-of-ranges="Tabelle1.K120:Tabelle1.K126 Tabelle1.I243:Tabelle1.I243 Tabelle1.L120:Tabelle1.L126 Tabelle1.J243:Tabelle1.J243 Tabelle1.M120:Tabelle1.M126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style-name="ce5" table:number-columns-repeated="3"/>
          <table:table-cell/>
          <table:table-cell table:style-name="ce11" office:value-type="string" calcext:value-type="string">
            <text:p>EIN 0.1 steps size</text:p>
          </table:table-cell>
          <table:table-cell office:value-type="string" calcext:value-type="string">
            <text:p>3 to 7.0 Å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style-name="ce6" table:formula="of:=[.W118]/[.X118]" office:value-type="float" office:value="0.575757575757576" calcext:value-type="float">
            <text:p>0.575757575757576</text:p>
          </table:table-cell>
          <table:table-cell table:number-columns-repeated="32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6" table:formula="of:=[.C119]/[.D119]" office:value-type="float" office:value="0.514285714285714" calcext:value-type="float">
            <text:p>0.514285714285714</text:p>
          </table:table-cell>
          <table:table-cell office:value-type="string" calcext:value-type="string">
            <text:p>Evtl 7 raus?</text:p>
          </table:table-cell>
          <table:table-cell table:number-columns-repeated="4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6"/>
          <table:table-cell/>
          <table:table-cell table:style-name="ce5"/>
          <table:table-cell office:value-type="string" calcext:value-type="string">
            <text:p>3 to 7.5 Å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style-name="ce1" table:formula="of:=[.W119]/[.X119]" office:value-type="float" office:value="0.469387755102041" calcext:value-type="float">
            <text:p>0.469387755102041</text:p>
          </table:table-cell>
          <table:table-cell table:number-columns-repeated="32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style-name="ce6" table:formula="of:=[.C120]/[.D120]" office:value-type="float" office:value="0.452830188679245" calcext:value-type="float">
            <text:p>0.45283018867924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8.0 Å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style-name="ce1" table:formula="of:=[.W120]/[.X120]" office:value-type="float" office:value="0.462962962962963" calcext:value-type="float">
            <text:p>0.46296296296296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style-name="ce5" table:formula="of:=[.C121]/[.D121]" office:value-type="float" office:value="0.423076923076923" calcext:value-type="float">
            <text:p>0.42307692307692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8.5 Å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style-name="ce5" table:formula="of:=[.W121]/[.X121]" office:value-type="float" office:value="0.462962962962963" calcext:value-type="float">
            <text:p>0.46296296296296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formula="of:=[.C122]/[.D122]" office:value-type="float" office:value="0.410714285714286" calcext:value-type="float">
            <text:p>0.41071428571428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9.0 Å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style-name="ce5" table:formula="of:=[.W122]/[.X122]" office:value-type="float" office:value="0.428571428571429" calcext:value-type="float">
            <text:p>0.428571428571429</text:p>
          </table:table-cell>
          <table:table-cell table:number-columns-repeated="32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[.C123]/[.D123]" office:value-type="float" office:value="0.392857142857143" calcext:value-type="float">
            <text:p>0.39285714285714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9.5 Å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ce5" table:formula="of:=[.W123]/[.X123]" office:value-type="float" office:value="0.415094339622642" calcext:value-type="float">
            <text:p>0.415094339622642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formula="of:=[.C124]/[.D124]" office:value-type="float" office:value="0.372881355932203" calcext:value-type="float">
            <text:p>0.37288135593220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10.0 Å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style-name="ce5" table:formula="of:=[.W124]/[.X124]" office:value-type="float" office:value="0.396551724137931" calcext:value-type="float">
            <text:p>0.396551724137931</text:p>
          </table:table-cell>
          <table:table-cell table:number-columns-repeated="32"/>
        </table:table-row>
        <table:table-row table:style-name="ro1">
          <table:table-cell table:number-columns-repeated="10"/>
          <table:table-cell table:style-name="ce5" office:value-type="float" office:value="2" calcext:value-type="float">
            <text:p>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6"/>
          <table:table-cell table:number-columns-repeated="38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6"/>
          <table:table-cell table:number-columns-repeated="38"/>
        </table:table-row>
        <table:table-row table:style-name="ro1" table:number-rows-repeated="7">
          <table:table-cell table:number-columns-repeated="11"/>
          <table:table-cell table:style-name="ce5" table:number-columns-repeated="8"/>
          <table:table-cell table:number-columns-repeated="38"/>
        </table:table-row>
        <table:table-row table:style-name="ro1">
          <table:table-cell table:style-name="ce2" office:value-type="string" calcext:value-type="string">
            <text:p>mrsB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C134]/[.D134]" office:value-type="float" office:value="0.428571428571429" calcext:value-type="float">
            <text:p>0.428571428571429</text:p>
          </table:table-cell>
          <table:table-cell/>
          <table:table-cell office:value-type="string" calcext:value-type="string">
            <text:p>P=1 wie vorher</text:p>
          </table:table-cell>
          <table:table-cell table:number-columns-repeated="3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6"/>
          <table:table-cell table:number-columns-repeated="38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6" table:formula="of:=[.C135]/[.D135]" office:value-type="float" office:value="0.454545454545455" calcext:value-type="float">
            <text:p>0.454545454545455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/>
          <table:table-cell table:style-name="ce5">
            <draw:frame draw:z-index="19" draw:style-name="gr1" draw:text-style-name="P1" svg:width="3.0531in" svg:height="2.2984in" svg:x="0.0004in" svg:y="0.0004in">
              <draw:object draw:notify-on-update-of-ranges="Tabelle1.K136:Tabelle1.K142 Tabelle1.I243:Tabelle1.I243 Tabelle1.L136:Tabelle1.L142 Tabelle1.J243:Tabelle1.J243 Tabelle1.M136:Tabelle1.M142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style-name="ce5" table:number-columns-repeated="4"/>
          <table:table-cell table:number-columns-repeated="38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C136]/[.D136]" office:value-type="float" office:value="0.384615384615385" calcext:value-type="float">
            <text:p>0.38461538461538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/>
          <table:table-cell table:style-name="ce11" office:value-type="string" calcext:value-type="string">
            <text:p>MrsB0.1 steps size</text:p>
          </table:table-cell>
          <table:table-cell office:value-type="string" calcext:value-type="string">
            <text:p>3 to 7.0 Å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5" table:formula="of:=[.W136]/[.X136]" office:value-type="float" office:value="0.428571428571429" calcext:value-type="float">
            <text:p>0.428571428571429</text:p>
          </table:table-cell>
          <table:table-cell table:number-columns-repeated="32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C137]/[.D137]" office:value-type="float" office:value="0.4" calcext:value-type="float">
            <text:p>0.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/>
          <table:table-cell table:style-name="ce5"/>
          <table:table-cell office:value-type="string" calcext:value-type="string">
            <text:p>3 to 7.5 Å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table:formula="of:=[.W137]/[.X137]" office:value-type="float" office:value="0.454545454545455" calcext:value-type="float">
            <text:p>0.45454545454545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5" table:formula="of:=[.C138]/[.D138]" office:value-type="float" office:value="0.4" calcext:value-type="float">
            <text:p>0.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8.0 Å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5" table:formula="of:=[.W138]/[.X138]" office:value-type="float" office:value="0.384615384615385" calcext:value-type="float">
            <text:p>0.38461538461538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" table:formula="of:=[.C139]/[.D139]" office:value-type="float" office:value="0.466666666666667" calcext:value-type="float">
            <text:p>0.46666666666666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8.5 Å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5" table:formula="of:=[.W139]/[.X139]" office:value-type="float" office:value="0.4" calcext:value-type="float">
            <text:p>0.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6" table:formula="of:=[.C140]/[.D140]" office:value-type="float" office:value="0.466666666666667" calcext:value-type="float">
            <text:p>0.46666666666666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9.0 Å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5" table:formula="of:=[.W140]/[.X140]" office:value-type="float" office:value="0.4" calcext:value-type="float">
            <text:p>0.4</text:p>
          </table:table-cell>
          <table:table-cell table:number-columns-repeated="32"/>
        </table:table-row>
        <table:table-row table:style-name="ro1">
          <table:table-cell table:number-columns-repeated="10"/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9.5 Å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6" table:formula="of:=[.W141]/[.X141]" office:value-type="float" office:value="0.466666666666667" calcext:value-type="float">
            <text:p>0.466666666666667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10.0 Å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" table:formula="of:=[.W142]/[.X142]" office:value-type="float" office:value="0.466666666666667" calcext:value-type="float">
            <text:p>0.466666666666667</text:p>
          </table:table-cell>
          <table:table-cell table:number-columns-repeated="32"/>
        </table:table-row>
        <table:table-row table:style-name="ro1" table:number-rows-repeated="7">
          <table:table-cell table:number-columns-repeated="11"/>
          <table:table-cell table:style-name="ce5" table:number-columns-repeated="8"/>
          <table:table-cell table:number-columns-repeated="38"/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13"/>
          <table:table-cell>
            <draw:frame draw:z-index="20" draw:style-name="gr1" draw:text-style-name="P1" svg:width="3.0531in" svg:height="2.2984in" svg:x="0.8114in" svg:y="0.0972in">
              <draw:object draw:notify-on-update-of-ranges="Tabelle1.K158:Tabelle1.K164 Tabelle1.I243:Tabelle1.I243 Tabelle1.L158:Tabelle1.L164 Tabelle1.J243:Tabelle1.J243 Tabelle1.M158:Tabelle1.M164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43"/>
        </table:table-row>
        <table:table-row table:style-name="ro1">
          <table:table-cell table:number-columns-repeated="20"/>
          <table:table-cell table:style-name="ce11" office:value-type="string" calcext:value-type="string">
            <text:p>Ubi0.1 steps size</text:p>
          </table:table-cell>
          <table:table-cell office:value-type="string" calcext:value-type="string">
            <text:p>3 to 7.0 Å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6" table:formula="of:=[.W153]/[.X153]" office:value-type="float" office:value="0.583333333333333" calcext:value-type="float">
            <text:p>0.583333333333333</text:p>
          </table:table-cell>
          <table:table-cell table:number-columns-repeated="32"/>
        </table:table-row>
        <table:table-row table:style-name="ro1">
          <table:table-cell table:number-columns-repeated="20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" table:formula="of:=[.W154]/[.X154]" office:value-type="float" office:value="0.583333333333333" calcext:value-type="float">
            <text:p>0.583333333333333</text:p>
          </table:table-cell>
          <table:table-cell table:number-columns-repeated="32"/>
        </table:table-row>
        <table:table-row table:style-name="ro1">
          <table:table-cell table:number-columns-repeated="21"/>
          <table:table-cell office:value-type="string" calcext:value-type="string">
            <text:p>3 to 8.0 Å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" table:formula="of:=[.W155]/[.X155]" office:value-type="float" office:value="0.583333333333333" calcext:value-type="float">
            <text:p>0.583333333333333</text:p>
          </table:table-cell>
          <table:table-cell table:number-columns-repeated="32"/>
        </table:table-row>
        <table:table-row table:style-name="ro1">
          <table:table-cell table:style-name="ce2" office:value-type="string" calcext:value-type="string">
            <text:p>ubiquiti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table:formula="of:=[.C156]/[.D156]" office:value-type="float" office:value="0.333333333333333" calcext:value-type="float">
            <text:p>0.333333333333333</text:p>
          </table:table-cell>
          <table:table-cell table:number-columns-repeated="5"/>
          <table:table-cell office:value-type="string" calcext:value-type="string">
            <text:p>correct vs wrong different min cluster sizes</text:p>
          </table:table-cell>
          <table:table-cell table:number-columns-repeated="10"/>
          <table:table-cell office:value-type="string" calcext:value-type="string">
            <text:p>3 to 8.5 Å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5" table:formula="of:=[.W156]/[.X156]" office:value-type="float" office:value="0.545454545454545" calcext:value-type="float">
            <text:p>0.545454545454545</text:p>
          </table:table-cell>
          <table:table-cell table:number-columns-repeated="32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table:formula="of:=[.C157]/[.D157]" office:value-type="float" office:value="0.333333333333333" calcext:value-type="float">
            <text:p>0.333333333333333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number-columns-repeated="8"/>
          <table:table-cell office:value-type="string" calcext:value-type="string">
            <text:p>3 to 9.0 Å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5" table:formula="of:=[.W157]/[.X157]" office:value-type="float" office:value="0.545454545454545" calcext:value-type="float">
            <text:p>0.545454545454545</text:p>
          </table:table-cell>
          <table:table-cell table:style-name="ce5" table:number-columns-repeated="3"/>
          <table:table-cell table:number-columns-repeated="29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table:formula="of:=[.C158]/[.D158]" office:value-type="float" office:value="0.333333333333333" calcext:value-type="float">
            <text:p>0.33333333333333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3 to 9.5 Å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5" table:formula="of:=[.W158]/[.X158]" office:value-type="float" office:value="0.545454545454545" calcext:value-type="float">
            <text:p>0.545454545454545</text:p>
          </table:table-cell>
          <table:table-cell table:style-name="ce5" table:number-columns-repeated="3"/>
          <table:table-cell table:number-columns-repeated="29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59]/[.D159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3 to 10.0 Å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5" table:formula="of:=[.W159]/[.X159]" office:value-type="float" office:value="0.545454545454545" calcext:value-type="float">
            <text:p>0.545454545454545</text:p>
          </table:table-cell>
          <table:table-cell table:style-name="ce5" table:number-columns-repeated="3"/>
          <table:table-cell table:number-columns-repeated="2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0]/[.D160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29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1]/[.D161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2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2]/[.D162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29"/>
        </table:table-row>
        <table:table-row table:style-name="ro1">
          <table:table-cell table:number-columns-repeated="10"/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29"/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29"/>
        </table:table-row>
        <table:table-row table:style-name="ro1" table:number-rows-repeated="2">
          <table:table-cell table:number-columns-repeated="22"/>
          <table:table-cell table:style-name="ce5" table:number-columns-repeated="6"/>
          <table:table-cell table:number-columns-repeated="29"/>
        </table:table-row>
        <table:table-row table:style-name="ro1">
          <table:table-cell table:number-columns-repeated="13"/>
          <table:table-cell>
            <draw:frame draw:z-index="21" draw:style-name="gr1" draw:text-style-name="P1" svg:width="3.0531in" svg:height="2.2984in" svg:x="0.7606in" svg:y="0.1657in">
              <draw:object draw:notify-on-update-of-ranges="Tabelle1.K171:Tabelle1.K177 Tabelle1.I243:Tabelle1.I243 Tabelle1.L171:Tabelle1.L177 Tabelle1.J243:Tabelle1.J243 Tabelle1.M171:Tabelle1.M177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8"/>
          <table:table-cell table:style-name="ce5" table:number-columns-repeated="6"/>
          <table:table-cell table:number-columns-repeated="29"/>
        </table:table-row>
        <table:table-row table:style-name="ro1">
          <table:table-cell table:number-columns-repeated="22"/>
          <table:table-cell table:style-name="ce5" table:number-columns-repeated="3"/>
          <table:table-cell table:number-columns-repeated="3"/>
          <table:table-cell table:style-name="ce5" table:number-columns-repeated="2"/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8"/>
          <table:table-cell table:style-name="ce2" office:value-type="string" calcext:value-type="string">
            <text:p>a7a7_ABC_cha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V169]/[.W169]" office:value-type="float" office:value="0.0769230769230769" calcext:value-type="float">
            <text:p>0.0769230769230769</text:p>
          </table:table-cell>
          <table:table-cell table:style-name="ce5"/>
          <table:table-cell table:style-name="ce2" office:value-type="string" calcext:value-type="string">
            <text:p>a7a7_ABC_chain 0.1 step siz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AB169]/[.AC169]" office:value-type="float" office:value="0.0769230769230769" calcext:value-type="float">
            <text:p>0.0769230769230769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a7a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C170]/[.D170]" office:value-type="float" office:value="0.0857142857142857" calcext:value-type="float">
            <text:p>0.0857142857142857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number-columns-repeated="6"/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V170]/[.W170]" office:value-type="float" office:value="0.117647058823529" calcext:value-type="float">
            <text:p>0.117647058823529</text:p>
          </table:table-cell>
          <table:table-cell table:style-name="ce5"/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[.AB170]/[.AC170]" office:value-type="float" office:value="0.0909090909090909" calcext:value-type="float">
            <text:p>0.0909090909090909</text:p>
          </table:table-cell>
          <table:table-cell table:number-columns-repeated="27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C171]/[.D171]" office:value-type="float" office:value="0.0857142857142857" calcext:value-type="float">
            <text:p>0.085714285714285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[.V171]/[.W171]" office:value-type="float" office:value="0.170731707317073" calcext:value-type="float">
            <text:p>0.170731707317073</text:p>
          </table:table-cell>
          <table:table-cell table:style-name="ce5"/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AB171]/[.AC171]" office:value-type="float" office:value="0.166666666666667" calcext:value-type="float">
            <text:p>0.166666666666667</text:p>
          </table:table-cell>
          <table:table-cell table:number-columns-repeated="27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C172]/[.D172]" office:value-type="float" office:value="0.166666666666667" calcext:value-type="float">
            <text:p>0.16666666666666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style-name="ce6" table:formula="of:=[.V172]/[.W172]" office:value-type="float" office:value="0.372093023255814" calcext:value-type="float">
            <text:p>0.372093023255814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style-name="ce5" table:formula="of:=[.AB172]/[.AC172]" office:value-type="float" office:value="0.244444444444444" calcext:value-type="float">
            <text:p>0.24444444444444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style-name="ce6" table:formula="of:=[.C173]/[.D173]" office:value-type="float" office:value="0.380952380952381" calcext:value-type="float">
            <text:p>0.38095238095238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style-name="ce6" table:formula="of:=[.V173]/[.W173]" office:value-type="float" office:value="0.355555555555556" calcext:value-type="float">
            <text:p>0.35555555555555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6" table:formula="of:=[.AB173]/[.AC173]" office:value-type="float" office:value="0.377777777777778" calcext:value-type="float">
            <text:p>0.37777777777777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6" table:formula="of:=[.C174]/[.D174]" office:value-type="float" office:value="0.377777777777778" calcext:value-type="float">
            <text:p>0.37777777777777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.5" calcext:value-type="float">
            <text:p>9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V174]/[.W174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style-name="ce6" table:formula="of:=[.AB174]/[.AC174]" office:value-type="float" office:value="0.275" calcext:value-type="float">
            <text:p>0.27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style-name="ce5" table:formula="of:=[.C175]/[.D175]" office:value-type="float" office:value="0.358974358974359" calcext:value-type="float">
            <text:p>0.35897435897435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style-name="ce1" table:formula="of:=[.V175]/[.W175]" office:value-type="float" office:value="0.428571428571429" calcext:value-type="float">
            <text:p>0.42857142857142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style-name="ce1" table:formula="of:=[.AB175]/[.AC175]" office:value-type="float" office:value="0.378378378378378" calcext:value-type="float">
            <text:p>0.37837837837837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style-name="ce1" table:formula="of:=[.C176]/[.D176]" office:value-type="float" office:value="0.395348837209302" calcext:value-type="float">
            <text:p>0.395348837209302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40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40"/>
        </table:table-row>
        <table:table-row table:style-name="ro1">
          <table:table-cell table:number-columns-repeated="4"/>
          <table:table-cell table:style-name="ce1"/>
          <table:table-cell table:number-columns-repeated="5"/>
          <table:table-cell table:style-name="ce5" table:number-columns-repeated="7"/>
          <table:table-cell table:number-columns-repeated="40"/>
        </table:table-row>
        <table:table-row table:style-name="ro1" table:number-rows-repeated="4">
          <table:table-cell table:number-columns-repeated="10"/>
          <table:table-cell table:style-name="ce5" table:number-columns-repeated="7"/>
          <table:table-cell table:number-columns-repeated="40"/>
        </table:table-row>
        <table:table-row table:style-name="ro1">
          <table:table-cell table:number-columns-repeated="6"/>
          <table:table-cell>
            <draw:frame draw:z-index="25" draw:style-name="gr1" draw:text-style-name="P1" svg:width="2.8315in" svg:height="2.3614in" svg:x="0.8189in" svg:y="0.0945in">
              <draw:object draw:notify-on-update-of-ranges="Tabelle1.C186:Tabelle1.C192 Tabelle1.F186:Tabelle1.F192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 table:number-columns-repeated="3"/>
          <table:table-cell table:style-name="ce5" table:number-columns-repeated="7"/>
          <table:table-cell table:number-columns-repeated="40"/>
        </table:table-row>
        <table:table-row table:style-name="ro1">
          <table:table-cell table:number-columns-repeated="10"/>
          <table:table-cell table:style-name="ce5" table:number-columns-repeated="4"/>
          <table:table-cell table:style-name="ce5">
            <draw:frame draw:z-index="26" draw:style-name="gr1" draw:text-style-name="P1" svg:width="3.0531in" svg:height="2.2984in" svg:x="0.4098in" svg:y="0.1531in">
              <draw:object draw:notify-on-update-of-ranges="Tabelle1.L188:Tabelle1.L194 Tabelle1.I243:Tabelle1.I243 Tabelle1.M188:Tabelle1.M194 Tabelle1.J243:Tabelle1.J243 Tabelle1.N188:Tabelle1.N194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style-name="ce5" table:number-columns-repeated="2"/>
          <table:table-cell table:number-columns-repeated="40"/>
        </table:table-row>
        <table:table-row table:style-name="ro1">
          <table:table-cell table:number-columns-repeated="10"/>
          <table:table-cell table:style-name="ce5" table:number-columns-repeated="7"/>
          <table:table-cell table:number-columns-repeated="40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D186]/[.E186]" office:value-type="float" office:value="0.325581395348837" calcext:value-type="float">
            <text:p>0.325581395348837</text:p>
          </table:table-cell>
          <table:table-cell table:number-columns-repeated="4"/>
          <table:table-cell table:style-name="ce5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3"/>
          <table:table-cell table:number-columns-repeated="40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style-name="ce1" table:formula="of:=[.D187]/[.E187]" office:value-type="float" office:value="0.395833333333333" calcext:value-type="float">
            <text:p>0.395833333333333</text:p>
          </table:table-cell>
          <table:table-cell table:number-columns-repeated="4"/>
          <table:table-cell table:style-name="ce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3"/>
          <table:table-cell table:number-columns-repeated="14"/>
          <table:table-cell>
            <draw:frame draw:z-index="22" draw:style-name="gr1" draw:text-style-name="P1" svg:width="6.302in" svg:height="3.5335in" svg:x="0.8264in" svg:y="0.076in">
              <draw:object draw:notify-on-update-of-ranges="Tabelle1.H214:Tabelle1.H223 Tabelle1.I213:Tabelle1.I213 Tabelle1.I214:Tabelle1.I223 Tabelle1.K213:Tabelle1.K213 Tabelle1.K214:Tabelle1.K223 Tabelle1.J213:Tabelle1.J213 Tabelle1.J214:Tabelle1.J223 Tabelle1.N213:Tabelle1.N213 Tabelle1.N214:Tabelle1.N223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style-name="ce1" table:formula="of:=[.D188]/[.E188]" office:value-type="float" office:value="0.392156862745098" calcext:value-type="float">
            <text:p>0.392156862745098</text:p>
          </table:table-cell>
          <table:table-cell table:number-columns-repeated="4"/>
          <table:table-cell table:style-name="ce5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40"/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style-name="ce6" table:formula="of:=[.D189]/[.E189]" office:value-type="float" office:value="0.403846153846154" calcext:value-type="float">
            <text:p>0.403846153846154</text:p>
          </table:table-cell>
          <table:table-cell table:number-columns-repeated="4"/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22"/>
          <table:table-cell>
            <draw:frame draw:z-index="23" draw:style-name="gr1" draw:text-style-name="P1" svg:width="3.226in" svg:height="3.5429in" svg:x="0.7091in" svg:y="0.0161in">
              <draw:object draw:notify-on-update-of-ranges="Tabelle1.H244:Tabelle1.H246 Tabelle1.I243:Tabelle1.I243 Tabelle1.I244:Tabelle1.I246 Tabelle1.K243:Tabelle1.K243 Tabelle1.K244:Tabelle1.K246 Tabelle1.J243:Tabelle1.J243 Tabelle1.J244:Tabelle1.J246 Tabelle1.N243:Tabelle1.N243 Tabelle1.N244:Tabelle1.N246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style-name="ce5" table:formula="of:=[.D190]/[.E190]" office:value-type="float" office:value="0.346153846153846" calcext:value-type="float">
            <text:p>0.346153846153846</text:p>
          </table:table-cell>
          <table:table-cell table:number-columns-repeated="4"/>
          <table:table-cell table:style-name="ce5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40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style-name="ce5" table:formula="of:=[.D191]/[.E191]" office:value-type="float" office:value="0.277777777777778" calcext:value-type="float">
            <text:p>0.277777777777778</text:p>
          </table:table-cell>
          <table:table-cell table:number-columns-repeated="4"/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4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style-name="ce5" table:formula="of:=[.D192]/[.E192]" office:value-type="float" office:value="0.283018867924528" calcext:value-type="float">
            <text:p>0.283018867924528</text:p>
          </table:table-cell>
          <table:table-cell table:number-columns-repeated="4"/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40"/>
        </table:table-row>
        <table:table-row table:style-name="ro1">
          <table:table-cell table:number-columns-repeated="10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40"/>
        </table:table-row>
        <table:table-row table:style-name="ro1">
          <table:table-cell table:number-columns-repeated="10"/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3"/>
          <table:table-cell table:number-columns-repeated="40"/>
        </table:table-row>
        <table:table-row table:style-name="ro1" table:number-rows-repeated="2">
          <table:table-cell table:number-columns-repeated="10"/>
          <table:table-cell table:style-name="ce5" table:number-columns-repeated="7"/>
          <table:table-cell table:number-columns-repeated="40"/>
        </table:table-row>
        <table:table-row table:style-name="ro1">
          <table:table-cell table:number-columns-repeated="6"/>
          <table:table-cell>
            <draw:frame draw:z-index="27" draw:style-name="gr1" draw:text-style-name="P1" svg:width="2.8315in" svg:height="2.3614in" svg:x="0.3807in" svg:y="0.05in">
              <draw:object draw:notify-on-update-of-ranges="Tabelle1.C186:Tabelle1.C192 Tabelle1.F200:Tabelle1.F206"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  <table:table-cell table:number-columns-repeated="3"/>
          <table:table-cell table:style-name="ce5" table:number-columns-repeated="7"/>
          <table:table-cell table:number-columns-repeated="40"/>
        </table:table-row>
        <table:table-row table:style-name="ro1">
          <table:table-cell table:number-columns-repeated="10"/>
          <table:table-cell table:style-name="ce5" table:number-columns-repeated="7"/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LmUGP APO (repleced MSE for seleno methionine with MET, foublechecked with holo pdb)</text:p>
          </table:table-cell>
          <table:table-cell table:number-columns-repeated="7"/>
          <table:table-cell table:style-name="ce5" table:number-columns-repeated="7"/>
          <table:table-cell table:number-columns-repeated="40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table:formula="of:=[.D200]/[.E200]" office:value-type="float" office:value="0.197674418604651" calcext:value-type="float">
            <text:p>0.19767441860465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table:style-name="ce6" table:formula="of:=[.D201]/[.E201]" office:value-type="float" office:value="0.232876712328767" calcext:value-type="float">
            <text:p>0.232876712328767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style-name="ce1" table:formula="of:=[.D202]/[.E202]" office:value-type="float" office:value="0.228571428571429" calcext:value-type="float">
            <text:p>0.228571428571429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5" table:formula="of:=[.D203]/[.E203]" office:value-type="float" office:value="0.176470588235294" calcext:value-type="float">
            <text:p>0.176470588235294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style-name="ce5" table:formula="of:=[.D204]/[.E204]" office:value-type="float" office:value="0.202380952380952" calcext:value-type="float">
            <text:p>0.202380952380952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style-name="ce1" table:formula="of:=[.D205]/[.E205]" office:value-type="float" office:value="0.213333333333333" calcext:value-type="float">
            <text:p>0.21333333333333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style-name="ce5" table:formula="of:=[.D206]/[.E206]" office:value-type="float" office:value="0.211764705882353" calcext:value-type="float">
            <text:p>0.211764705882353</text:p>
          </table:table-cell>
          <table:table-cell table:number-columns-repeated="51"/>
        </table:table-row>
        <table:table-row table:style-name="ro1" table:number-rows-repeated="2">
          <table:table-cell table:number-columns-repeated="57"/>
        </table:table-row>
        <table:table-row table:style-name="ro1" table:number-rows-repeated="2">
          <table:table-cell table:number-columns-repeated="10"/>
          <table:table-cell table:style-name="ce5" table:number-columns-repeated="7"/>
          <table:table-cell table:number-columns-repeated="40"/>
        </table:table-row>
        <table:table-row table:style-name="ro1">
          <table:table-cell table:number-columns-repeated="9"/>
          <table:table-cell office:value-type="string" calcext:value-type="string">
            <text:p>Keine 4-er cluster</text:p>
          </table:table-cell>
          <table:table-cell table:style-name="ce5" table:number-columns-repeated="7"/>
          <table:table-cell table:number-columns-repeated="40"/>
        </table:table-row>
        <table:table-row table:style-name="ro1">
          <table:table-cell table:number-columns-repeated="16"/>
          <table:table-cell office:value-type="string" calcext:value-type="string">
            <text:p>3 cut off merge coomon assignments top3 opt pars (min cluster=5)</text:p>
          </table:table-cell>
          <table:table-cell table:number-columns-repeated="6"/>
          <table:table-cell office:value-type="string" calcext:value-type="string">
            <text:p>3 cut off merge coomon assignments top3 opt pars (min cluster=2)</text:p>
          </table:table-cell>
          <table:table-cell table:number-columns-repeated="6"/>
          <table:table-cell office:value-type="string" calcext:value-type="string">
            <text:p>3 cut off merge coomon assignments top3 opt pars (min cluster=2, 0.1 Ang step)</text:p>
          </table:table-cell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2"/>
          <table:table-cell office:value-type="string" calcext:value-type="string">
            <text:p>corr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 unambiguous</text:p>
          </table:table-cell>
          <table:table-cell office:value-type="string" calcext:value-type="string">
            <text:p>total ambiguous</text:p>
          </table:table-cell>
          <table:table-cell office:value-type="string" calcext:value-type="string">
            <text:p>not assigned</text:p>
          </table:table-cell>
          <table:table-cell table:number-columns-repeated="2"/>
          <table:table-cell office:value-type="string" calcext:value-type="string">
            <text:p>corr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 unambiguous</text:p>
          </table:table-cell>
          <table:table-cell office:value-type="string" calcext:value-type="string">
            <text:p>total ambiguous</text:p>
          </table:table-cell>
          <table:table-cell office:value-type="string" calcext:value-type="string">
            <text:p>not assigned</text:p>
          </table:table-cell>
          <table:table-cell table:number-columns-repeated="2"/>
          <table:table-cell office:value-type="string" calcext:value-type="string">
            <text:p>corr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 unambiguous</text:p>
          </table:table-cell>
          <table:table-cell office:value-type="string" calcext:value-type="string">
            <text:p>total ambiguous</text:p>
          </table:table-cell>
          <table:table-cell office:value-type="string" calcext:value-type="string">
            <text:p>not assigned</text:p>
          </table:table-cell>
          <table:table-cell table:number-columns-repeated="22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Ubiquitin</text:p>
          </table:table-cell>
          <table:table-cell table:formula="of:=[.L214]-[.K214]-[.J214]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M214]-[.L214]" office:value-type="float" office:value="5" calcext:value-type="float">
            <text:p>5</text:p>
          </table:table-cell>
          <table:table-cell/>
          <table:table-cell office:value-type="string" calcext:value-type="string">
            <text:p>Ubiquitin</text:p>
          </table:table-cell>
          <table:table-cell table:formula="of:=[.S214]-[.R214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M214]-[.S214]" office:value-type="float" office:value="5" calcext:value-type="float">
            <text:p>5</text:p>
          </table:table-cell>
          <table:table-cell/>
          <table:table-cell office:value-type="string" calcext:value-type="string">
            <text:p>Ubiquitin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M214]-[.Z214]" office:value-type="float" office:value="0" calcext:value-type="float">
            <text:p>0</text:p>
          </table:table-cell>
          <table:table-cell/>
          <table:table-cell office:value-type="string" calcext:value-type="string">
            <text:p>Ubiquiti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T214]-[.AG214]" office:value-type="float" office:value="-15" calcext:value-type="float">
            <text:p>-15</text:p>
          </table:table-cell>
          <table:table-cell table:number-columns-repeated="22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MrsB</text:p>
          </table:table-cell>
          <table:table-cell table:formula="of:=[.L215]-[.K215]-[.J215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M215]-[.L215]" office:value-type="float" office:value="2" calcext:value-type="float">
            <text:p>2</text:p>
          </table:table-cell>
          <table:table-cell/>
          <table:table-cell office:value-type="string" calcext:value-type="string">
            <text:p>MrsB</text:p>
          </table:table-cell>
          <table:table-cell table:formula="of:=[.S215]-[.R215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M215]-[.S215]" office:value-type="float" office:value="4" calcext:value-type="float">
            <text:p>4</text:p>
          </table:table-cell>
          <table:table-cell/>
          <table:table-cell office:value-type="string" calcext:value-type="string">
            <text:p>MrsB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M215]-[.Z215]" office:value-type="float" office:value="2" calcext:value-type="float">
            <text:p>2</text:p>
          </table:table-cell>
          <table:table-cell/>
          <table:table-cell office:value-type="string" calcext:value-type="string">
            <text:p>MrsB</text:p>
          </table:table-cell>
          <table:table-cell table:number-columns-repeated="4"/>
          <table:table-cell table:formula="of:=[.T215]-[.AG215]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EIN1</text:p>
          </table:table-cell>
          <table:table-cell table:formula="of:=[.L216]-[.K216]-[.J216]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formula="of:=[.M216]-[.L216]" office:value-type="float" office:value="18" calcext:value-type="float">
            <text:p>18</text:p>
          </table:table-cell>
          <table:table-cell/>
          <table:table-cell office:value-type="string" calcext:value-type="string">
            <text:p>EIN1</text:p>
          </table:table-cell>
          <table:table-cell table:formula="of:=[.S216]-[.R21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M216]-[.S216]" office:value-type="float" office:value="38" calcext:value-type="float">
            <text:p>38</text:p>
          </table:table-cell>
          <table:table-cell/>
          <table:table-cell office:value-type="string" calcext:value-type="string">
            <text:p>EIN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M216]-[.Z216]" office:value-type="float" office:value="32" calcext:value-type="float">
            <text:p>32</text:p>
          </table:table-cell>
          <table:table-cell/>
          <table:table-cell office:value-type="string" calcext:value-type="string">
            <text:p>EIN1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T216]-[.AG216]" office:value-type="float" office:value="-58" calcext:value-type="float">
            <text:p>-5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ATCase</text:p>
          </table:table-cell>
          <table:table-cell table:formula="of:=[.L217]-[.K217]-[.J217]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[.M217]-[.L217]" office:value-type="float" office:value="2" calcext:value-type="float">
            <text:p>2</text:p>
          </table:table-cell>
          <table:table-cell/>
          <table:table-cell office:value-type="string" calcext:value-type="string">
            <text:p>atcase_fix</text:p>
          </table:table-cell>
          <table:table-cell table:formula="of:=[.S217]-[.R21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M217]-[.S217]" office:value-type="float" office:value="31" calcext:value-type="float">
            <text:p>31</text:p>
          </table:table-cell>
          <table:table-cell/>
          <table:table-cell office:value-type="string" calcext:value-type="string">
            <text:p>atcase_fi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M217]-[.Z217]" office:value-type="float" office:value="28" calcext:value-type="float">
            <text:p>28</text:p>
          </table:table-cell>
          <table:table-cell/>
          <table:table-cell office:value-type="string" calcext:value-type="string">
            <text:p>atcase_fix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T217]-[.AG217]" office:value-type="float" office:value="-12" calcext:value-type="float">
            <text:p>-12</text:p>
          </table:table-cell>
          <table:table-cell table:number-columns-repeated="22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MBP</text:p>
          </table:table-cell>
          <table:table-cell table:formula="of:=[.L218]-[.K218]-[.J218]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formula="of:=[.M218]-[.L218]" office:value-type="float" office:value="7" calcext:value-type="float">
            <text:p>7</text:p>
          </table:table-cell>
          <table:table-cell/>
          <table:table-cell office:value-type="string" calcext:value-type="string">
            <text:p>MBP</text:p>
          </table:table-cell>
          <table:table-cell table:formula="of:=[.S218]-[.R218]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M218]-[.S218]" office:value-type="float" office:value="35" calcext:value-type="float">
            <text:p>35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M218]-[.Z218]" office:value-type="float" office:value="11" calcext:value-type="float">
            <text:p>11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T218]-[.AG218]" office:value-type="float" office:value="-48" calcext:value-type="float">
            <text:p>-48</text:p>
          </table:table-cell>
          <table:table-cell table:number-columns-repeated="22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MSG</text:p>
          </table:table-cell>
          <table:table-cell table:formula="of:=[.L219]-[.K219]-[.J219]"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  <table:table-cell office:value-type="float" office:value="141" calcext:value-type="float">
            <text:p>141</text:p>
          </table:table-cell>
          <table:table-cell table:formula="of:=[.M219]-[.L219]" office:value-type="float" office:value="32" calcext:value-type="float">
            <text:p>32</text:p>
          </table:table-cell>
          <table:table-cell/>
          <table:table-cell office:value-type="string" calcext:value-type="string">
            <text:p>MSG</text:p>
          </table:table-cell>
          <table:table-cell table:formula="of:=[.S219]-[.R219]"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M219]-[.S219]" office:value-type="float" office:value="87" calcext:value-type="float">
            <text:p>87</text:p>
          </table:table-cell>
          <table:table-cell/>
          <table:table-cell office:value-type="string" calcext:value-type="string">
            <text:p>MSG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M219]-[.Z219]" office:value-type="float" office:value="76" calcext:value-type="float">
            <text:p>76</text:p>
          </table:table-cell>
          <table:table-cell/>
          <table:table-cell office:value-type="string" calcext:value-type="string">
            <text:p>MSG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T219]-[.AG219]" office:value-type="float" office:value="-101" calcext:value-type="float">
            <text:p>-10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a7a7</text:p>
          </table:table-cell>
          <table:table-cell table:formula="of:=[.L220]-[.K220]-[.J220]"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[.M220]-[.L220]" office:value-type="float" office:value="8" calcext:value-type="float">
            <text:p>8</text:p>
          </table:table-cell>
          <table:table-cell/>
          <table:table-cell office:value-type="string" calcext:value-type="string">
            <text:p>A7a7_8_5</text:p>
          </table:table-cell>
          <table:table-cell table:formula="of:=[.S220]-[.R220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M220]-[.S220]" office:value-type="float" office:value="32" calcext:value-type="float">
            <text:p>32</text:p>
          </table:table-cell>
          <table:table-cell/>
          <table:table-cell office:value-type="string" calcext:value-type="string">
            <text:p>a7a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M220]-[.Z220]" office:value-type="float" office:value="30" calcext:value-type="float">
            <text:p>30</text:p>
          </table:table-cell>
          <table:table-cell/>
          <table:table-cell office:value-type="string" calcext:value-type="string">
            <text:p>a7a7</text:p>
          </table:table-cell>
          <table:table-cell table:number-columns-repeated="4"/>
          <table:table-cell table:formula="of:=[.T220]-[.AG220]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HuNoV P-domain</text:p>
          </table:table-cell>
          <table:table-cell table:formula="of:=[.L221]-[.K221]-[.J221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[.M221]-[.L221]" office:value-type="float" office:value="18" calcext:value-type="float">
            <text:p>18</text:p>
          </table:table-cell>
          <table:table-cell/>
          <table:table-cell office:value-type="string" calcext:value-type="string">
            <text:p>HuNoV P-domain</text:p>
          </table:table-cell>
          <table:table-cell table:formula="of:=[.S221]-[.R221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M221]-[.S221]" office:value-type="float" office:value="30" calcext:value-type="float">
            <text:p>30</text:p>
          </table:table-cell>
          <table:table-cell/>
          <table:table-cell office:value-type="string" calcext:value-type="string">
            <text:p>HuNoV P-domain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M221]-[.Z221]" office:value-type="float" office:value="19" calcext:value-type="float">
            <text:p>19</text:p>
          </table:table-cell>
          <table:table-cell/>
          <table:table-cell office:value-type="string" calcext:value-type="string">
            <text:p>HuNoV P-domain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T221]-[.AG221]" office:value-type="float" office:value="-61" calcext:value-type="float">
            <text:p>-6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MNV P-domain</text:p>
          </table:table-cell>
          <table:table-cell table:formula="of:=[.L222]-[.K222]-[.J222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table:formula="of:=[.M222]-[.L222]" office:value-type="float" office:value="26" calcext:value-type="float">
            <text:p>26</text:p>
          </table:table-cell>
          <table:table-cell/>
          <table:table-cell office:value-type="string" calcext:value-type="string">
            <text:p>MNV P-domain</text:p>
          </table:table-cell>
          <table:table-cell table:formula="of:=[.S222]-[.R222]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M222]-[.S222]" office:value-type="float" office:value="34" calcext:value-type="float">
            <text:p>34</text:p>
          </table:table-cell>
          <table:table-cell/>
          <table:table-cell office:value-type="string" calcext:value-type="string">
            <text:p>MNV P-domain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222]-[.Z222]" office:value-type="float" office:value="21" calcext:value-type="float">
            <text:p>21</text:p>
          </table:table-cell>
          <table:table-cell/>
          <table:table-cell office:value-type="string" calcext:value-type="string">
            <text:p>MNV P-domain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T222]-[.AG222]" office:value-type="float" office:value="-49" calcext:value-type="float">
            <text:p>-49</text:p>
          </table:table-cell>
          <table:table-cell table:number-columns-repeated="22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LmUGP</text:p>
          </table:table-cell>
          <table:table-cell table:formula="of:=[.L223]-[.K223]-[.J223]"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table:formula="of:=[.M223]-[.L223]" office:value-type="float" office:value="31" calcext:value-type="float">
            <text:p>31</text:p>
          </table:table-cell>
          <table:table-cell/>
          <table:table-cell office:value-type="string" calcext:value-type="string">
            <text:p>LmUGP</text:p>
          </table:table-cell>
          <table:table-cell table:formula="of:=[.S223]-[.R223]"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M223]-[.S223]" office:value-type="float" office:value="77" calcext:value-type="float">
            <text:p>77</text:p>
          </table:table-cell>
          <table:table-cell/>
          <table:table-cell office:value-type="string" calcext:value-type="string">
            <text:p>LmUGP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M223]-[.Z223]" office:value-type="float" office:value="60" calcext:value-type="float">
            <text:p>60</text:p>
          </table:table-cell>
          <table:table-cell/>
          <table:table-cell office:value-type="string" calcext:value-type="string">
            <text:p>LmUGP</text:p>
          </table:table-cell>
          <table:table-cell table:number-columns-repeated="4"/>
          <table:table-cell table:formula="of:=[.T223]-[.AG223]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GTB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table:number-columns-repeated="9"/>
          <table:table-cell office:value-type="string" calcext:value-type="string">
            <text:p>GTB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M224]-[.Z224]" office:value-type="float" office:value="53" calcext:value-type="float">
            <text:p>53</text:p>
          </table:table-cell>
          <table:table-cell table:number-columns-repeated="29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LmUGP apo with preassignments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table:number-columns-repeated="9"/>
          <table:table-cell office:value-type="string" calcext:value-type="string">
            <text:p>LmUGP apo with preassignments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table:number-columns-repeated="31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LmUGP apo without preassignments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table:number-columns-repeated="9"/>
          <table:table-cell office:value-type="string" calcext:value-type="string">
            <text:p>LmUGP apo without preassignments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31"/>
        </table:table-row>
        <table:table-row table:style-name="ro1" table:number-rows-repeated="7">
          <table:table-cell table:number-columns-repeated="57"/>
        </table:table-row>
        <table:table-row table:style-name="ro1">
          <table:table-cell table:number-columns-repeated="7"/>
          <table:table-cell office:value-type="string" calcext:value-type="string">
            <text:p>HuNoV P-domain step size</text:p>
          </table:table-cell>
          <table:table-cell table:number-columns-repeated="12"/>
          <table:table-cell office:value-type="string" calcext:value-type="string">
            <text:p>HuNoV P-domain sNoes removed or added 5%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gnable</text:p>
          </table:table-cell>
          <table:table-cell office:value-type="string" calcext:value-type="string">
            <text:p>not assigned</text:p>
          </table:table-cell>
          <table:table-cell/>
          <table:table-cell>
            <draw:frame draw:z-index="28" draw:name="MNV P-domain 1" draw:style-name="gr1" draw:text-style-name="P1" svg:width="3.0244in" svg:height="3.5445in" svg:x="0.2543in" svg:y="0.1398in">
              <draw:object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gnable</text:p>
          </table:table-cell>
          <table:table-cell office:value-type="string" calcext:value-type="string">
            <text:p>not assigned</text:p>
          </table:table-cell>
          <table:table-cell table:number-columns-repeated="31"/>
        </table:table-row>
        <table:table-row table:style-name="ro1">
          <table:table-cell table:number-columns-repeated="7"/>
          <table:table-cell office:value-type="string" calcext:value-type="string">
            <text:p>0.1 Å</text:p>
          </table:table-cell>
          <table:table-cell table:formula="of:=[.L236]-[.K236]-[.J236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formula="of:=[.M236]-[.L236]" office:value-type="float" office:value="15" calcext:value-type="float">
            <text:p>15</text:p>
          </table:table-cell>
          <table:table-cell table:number-columns-repeated="6"/>
          <table:table-cell table:style-name="ce13" office:value-type="percentage" office:value="0.05" calcext:value-type="percentage">
            <text:p>5.00%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table:formula="of:=[.Y236]-[.X236]" office:value-type="float" office:value="33" calcext:value-type="float">
            <text:p>33</text:p>
          </table:table-cell>
          <table:table-cell table:number-columns-repeated="31"/>
        </table:table-row>
        <table:table-row table:style-name="ro1">
          <table:table-cell table:number-columns-repeated="7"/>
          <table:table-cell office:value-type="string" calcext:value-type="string">
            <text:p>0.2 Å</text:p>
          </table:table-cell>
          <table:table-cell table:formula="of:=[.L237]-[.K237]-[.J237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[.M237]-[.L237]" office:value-type="float" office:value="18" calcext:value-type="float">
            <text:p>18</text:p>
          </table:table-cell>
          <table:table-cell table:number-columns-repeated="5"/>
          <table:table-cell>
            <draw:frame draw:z-index="30" draw:style-name="gr1" draw:text-style-name="P1" svg:width="3.226in" svg:height="3.5429in" svg:x="0.4177in" svg:y="0.1366in">
              <draw:object draw:notify-on-update-of-ranges="Tabelle1.H252:Tabelle1.H254 Tabelle1.I243:Tabelle1.I243 Tabelle1.I252:Tabelle1.I254 Tabelle1.J243:Tabelle1.J243 Tabelle1.J252:Tabelle1.J254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formula="of:=[.Y237]-[.X237]" office:value-type="float" office:value="19" calcext:value-type="float">
            <text:p>19</text:p>
          </table:table-cell>
          <table:table-cell/>
          <table:table-cell>
            <draw:frame draw:z-index="29" draw:style-name="gr1" draw:text-style-name="P1" svg:width="3.226in" svg:height="3.5429in" svg:x="-0.0004in" svg:y="0.0004in">
              <draw:object draw:notify-on-update-of-ranges="Tabelle1.U236:Tabelle1.U238 Tabelle1.V235:Tabelle1.V235 Tabelle1.V236:Tabelle1.V238 Tabelle1.W235:Tabelle1.W235 Tabelle1.W236:Tabelle1.W238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29"/>
        </table:table-row>
        <table:table-row table:style-name="ro1">
          <table:table-cell table:number-columns-repeated="6"/>
          <table:table-cell table:style-name="ce5"/>
          <table:table-cell table:number-columns-repeated="13"/>
          <table:table-cell table:style-name="ce13" office:value-type="percentage" office:value="-0.05" calcext:value-type="percentage">
            <text:p>-5.00%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formula="of:=[.Y238]-[.X238]" office:value-type="float" office:value="27" calcext:value-type="float">
            <text:p>27</text:p>
          </table:table-cell>
          <table:table-cell table:number-columns-repeated="31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5" table:number-columns-repeated="3"/>
          <table:table-cell table:number-columns-repeated="45"/>
        </table:table-row>
        <table:table-row table:style-name="ro1">
          <table:table-cell table:number-columns-repeated="6"/>
          <table:table-cell table:style-name="ce5"/>
          <table:table-cell table:number-columns-repeated="50"/>
        </table:table-row>
        <table:table-row table:style-name="ro1">
          <table:table-cell table:number-columns-repeated="9"/>
          <table:table-cell office:value-type="string" calcext:value-type="string">
            <text:p>alle cluster größer 5 oder mit PCS 9-5A</text:p>
          </table:table-cell>
          <table:table-cell table:number-columns-repeated="47"/>
        </table:table-row>
        <table:table-row table:style-name="ro1">
          <table:table-cell table:number-columns-repeated="9"/>
          <table:table-cell office:value-type="string" calcext:value-type="string">
            <text:p>mitPCS</text:p>
          </table:table-cell>
          <table:table-cell table:number-columns-repeated="47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43"/>
        </table:table-row>
        <table:table-row table:style-name="ro1">
          <table:table-cell table:number-columns-repeated="7"/>
          <table:table-cell office:value-type="string" calcext:value-type="string">
            <text:p>LmUGP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163" calcext:value-type="float">
            <text:p>163</text:p>
          </table:table-cell>
          <table:table-cell table:formula="of:=[.M244]-[.L244]" office:value-type="float" office:value="20" calcext:value-type="float">
            <text:p>20</text:p>
          </table:table-cell>
          <table:table-cell table:number-columns-repeated="43"/>
        </table:table-row>
        <table:table-row table:style-name="ro1">
          <table:table-cell table:number-columns-repeated="7"/>
          <table:table-cell office:value-type="string" calcext:value-type="string">
            <text:p>MNV P-domain</text:p>
          </table:table-cell>
          <table:table-cell table:formula="of:=[.L245]-[.K245]-[.J245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M245]-[.L245]" office:value-type="float" office:value="17" calcext:value-type="float">
            <text:p>17</text:p>
          </table:table-cell>
          <table:table-cell table:number-columns-repeated="43"/>
        </table:table-row>
        <table:table-row table:style-name="ro1">
          <table:table-cell table:number-columns-repeated="7"/>
          <table:table-cell office:value-type="string" calcext:value-type="string">
            <text:p>GTB</text:p>
          </table:table-cell>
          <table:table-cell table:formula="of:=[.L246]-[.K246]-[.J246]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formula="of:=[.M246]-[.L246]" office:value-type="float" office:value="18" calcext:value-type="float">
            <text:p>18</text:p>
          </table:table-cell>
          <table:table-cell table:number-columns-repeated="43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9"/>
          <table:table-cell office:value-type="string" calcext:value-type="string">
            <text:p>min cluster 2 mit PCS shared 8 8-5 9</text:p>
          </table:table-cell>
          <table:table-cell table:number-columns-repeated="47"/>
        </table:table-row>
        <table:table-row table:style-name="ro1">
          <table:table-cell table:number-columns-repeated="9"/>
          <table:table-cell office:value-type="string" calcext:value-type="string">
            <text:p>mitPCS</text:p>
          </table:table-cell>
          <table:table-cell table:number-columns-repeated="47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LmUGP structural ensemble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63" calcext:value-type="float">
            <text:p>163</text:p>
          </table:table-cell>
          <table:table-cell table:formula="of:=[.L251]-[.K251]" office:value-type="float" office:value="75" calcext:value-type="float">
            <text:p>75</text:p>
          </table:table-cell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LmUGP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 table:formula="of:=[.L252]-[.K252]" office:value-type="float" office:value="30" calcext:value-type="float">
            <text:p>30</text:p>
          </table:table-cell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MNV P-domain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formula="of:=[.L253]-[.K253]" office:value-type="float" office:value="25" calcext:value-type="float">
            <text:p>25</text:p>
          </table:table-cell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GTB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table:formula="of:=[.L254]-[.K254]" office:value-type="float" office:value="27" calcext:value-type="float">
            <text:p>27</text:p>
          </table:table-cell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MNV P-domain step size 0.1 Angstroe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44"/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9"/>
          <table:table-cell office:value-type="string" calcext:value-type="string">
            <text:p>min cluster 1 mit PCS shared 8 8-5 9</text:p>
          </table:table-cell>
          <table:table-cell table:number-columns-repeated="47"/>
        </table:table-row>
        <table:table-row table:style-name="ro1">
          <table:table-cell table:number-columns-repeated="9"/>
          <table:table-cell office:value-type="string" calcext:value-type="string">
            <text:p>mitPCS</text:p>
          </table:table-cell>
          <table:table-cell table:number-columns-repeated="47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LmUGP structural ensemble</text:p>
          </table:table-cell>
          <table:table-cell table:number-columns-repeated="49"/>
        </table:table-row>
        <table:table-row table:style-name="ro1">
          <table:table-cell table:number-columns-repeated="7"/>
          <table:table-cell office:value-type="string" calcext:value-type="string">
            <text:p>LmUGP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  <table:table-cell table:formula="of:=[.L262]-[.K262]" office:value-type="float" office:value="29" calcext:value-type="float">
            <text:p>29</text:p>
          </table:table-cell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MNV P-domain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formula="of:=[.L263]-[.K263]" office:value-type="float" office:value="25" calcext:value-type="float">
            <text:p>25</text:p>
          </table:table-cell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GTB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table:formula="of:=[.L264]-[.K264]" office:value-type="float" office:value="25" calcext:value-type="float">
            <text:p>25</text:p>
          </table:table-cell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MNV P-domain step size 0.1 Angstroe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table:formula="of:=[.L265]-[.K265]" office:value-type="float" office:value="22" calcext:value-type="float">
            <text:p>22</text:p>
          </table:table-cell>
          <table:table-cell table:number-columns-repeated="44"/>
        </table:table-row>
        <table:table-row table:style-name="ro1">
          <table:table-cell table:number-columns-repeated="7"/>
          <table:table-cell office:value-type="string" calcext:value-type="string">
            <text:p>LmUGP holo with preassignments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163" calcext:value-type="float">
            <text:p>163</text:p>
          </table:table-cell>
          <table:table-cell table:formula="of:=[.L266]-[.K266]" office:value-type="float" office:value="52" calcext:value-type="float">
            <text:p>52</text:p>
          </table:table-cell>
          <table:table-cell table:number-columns-repeated="44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4"/>
          <table:table-cell office:value-type="string" calcext:value-type="string">
            <text:p>mit PCSs verschidene cut off ranges</text:p>
          </table:table-cell>
          <table:table-cell table:number-columns-repeated="52"/>
        </table:table-row>
        <table:table-row table:style-name="ro1"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MNV</text:p>
          </table:table-cell>
          <table:table-cell office:value-type="string" calcext:value-type="string">
            <text:p>3 to 8 Å</text:p>
          </table:table-cell>
          <table:table-cell table:formula="of:=[.I270]-[.H270]-[.G270]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formula="of:=[.J270]-[.I270]" office:value-type="float" office:value="14" calcext:value-type="float">
            <text:p>14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71]-[.H271]-[.G271]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formula="of:=[.J271]-[.I271]" office:value-type="float" office:value="16" calcext:value-type="float">
            <text:p>16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72]-[.H272]-[.G272]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formula="of:=[.J272]-[.I272]" office:value-type="float" office:value="16" calcext:value-type="float">
            <text:p>16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73]-[.H273]-[.G273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J273]-[.I273]" office:value-type="float" office:value="17" calcext:value-type="float">
            <text:p>17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74]-[.H274]-[.G274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J274]-[.I274]" office:value-type="float" office:value="17" calcext:value-type="float">
            <text:p>17</text:p>
          </table:table-cell>
          <table:table-cell table:number-columns-repeated="46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LmUGP</text:p>
          </table:table-cell>
          <table:table-cell office:value-type="string" calcext:value-type="string">
            <text:p>3 to 8 Å</text:p>
          </table:table-cell>
          <table:table-cell table:formula="of:=[.I277]-[.H277]-[.G277]"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  <table:table-cell table:formula="of:=[.J277]-[.I277]" office:value-type="float" office:value="23" calcext:value-type="float">
            <text:p>23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78]-[.H278]-[.G278]"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  <table:table-cell table:formula="of:=[.J278]-[.I278]" office:value-type="float" office:value="23" calcext:value-type="float">
            <text:p>23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79]-[.H279]-[.G279]" office:value-type="float" office:value="129" calcext:value-type="float">
            <text:p>1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table:formula="of:=[.J279]-[.I279]" office:value-type="float" office:value="24" calcext:value-type="float">
            <text:p>24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80]-[.H280]-[.G280]"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table:formula="of:=[.J280]-[.I280]" office:value-type="float" office:value="24" calcext:value-type="float">
            <text:p>24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81]-[.H281]-[.G281]"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163" calcext:value-type="float">
            <text:p>163</text:p>
          </table:table-cell>
          <table:table-cell table:formula="of:=[.J281]-[.I281]" office:value-type="float" office:value="41" calcext:value-type="float">
            <text:p>41</text:p>
          </table:table-cell>
          <table:table-cell table:number-columns-repeated="46"/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GTB</text:p>
          </table:table-cell>
          <table:table-cell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3 to 8 Å</text:p>
          </table:table-cell>
          <table:table-cell table:formula="of:=[.I285]-[.H285]-[.G285]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table:formula="of:=[.J285]-[.I285]" office:value-type="float" office:value="21" calcext:value-type="float">
            <text:p>21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86]-[.H286]-[.G286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formula="of:=[.J286]-[.I286]" office:value-type="float" office:value="19" calcext:value-type="float">
            <text:p>19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87]-[.H287]-[.G287]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table:formula="of:=[.J287]-[.I287]"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88]-[.H288]-[.G288]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formula="of:=[.J288]-[.I288]" office:value-type="float" office:value="18" calcext:value-type="float">
            <text:p>18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89]-[.H289]-[.G289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formula="of:=[.J289]-[.I289]" office:value-type="float" office:value="17" calcext:value-type="float">
            <text:p>17</text:p>
          </table:table-cell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8:57:21.623551271</meta:creation-date>
    <meta:generator>LibreOffice/7.4.4.2$Windows_X86_64 LibreOffice_project/85569322deea74ec9134968a29af2df5663baa21</meta:generator>
    <dc:date>2025-02-12T20:46:02.360000000</dc:date>
    <meta:editing-duration>P4DT15H49M56S</meta:editing-duration>
    <meta:editing-cycles>61</meta:editing-cycles>
    <meta:document-statistic meta:table-count="1" meta:cell-count="1578" meta:object-count="3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052cm" svg:y="0.255cm" chart:style-name="ch2">
          <text:p>huNoV P-domain (4x06*)</text:p>
        </chart:title>
        <chart:plot-area chart:style-name="ch3" table:cell-range-address="Tabelle1.B4:Tabelle1.B10 Tabelle1.E4:Tabelle1.E10" chart:data-source-has-labels="column" svg:x="0.143cm" svg:y="1.153cm" svg:width="6.907cm" svg:height="4.727cm">
          <chart:coordinate-region svg:x="0.976cm" svg:y="1.153cm" svg:width="6.074cm" svg:height="2.999cm"/>
          <chart:axis chart:dimension="x" chart:name="primary-x" chart:style-name="ch4" chartooo:axis-type="auto">
            <chartooo:date-scale/>
            <chart:categories table:cell-range-address="Tabelle1.B4:Tabelle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4:Tabelle1.E1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0</svg:desc>
                </draw:g>
              </table:table-cell>
              <table:table-cell office:value-type="float" office:value="0.516129032258065">
                <text:p>0.516129032258065</text:p>
                <draw:g>
                  <svg:desc>Tabelle1.E4:Tabelle1.E10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552631578947369">
                <text:p>0.552631578947369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84848484848485">
                <text:p>0.48484848484848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627906976744186">
                <text:p>0.627906976744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014cm" svg:y="0.252cm" chart:style-name="ch2">
          <text:p>LmUGP</text:p>
        </chart:title>
        <chart:legend chart:legend-position="end" svg:x="5.943cm" svg:y="2.371cm" style:legend-expansion="high" chart:style-name="ch3"/>
        <chart:plot-area chart:style-name="ch4" table:cell-range-address="Tabelle1.K20:Tabelle1.M26 Tabelle1.I243:Tabelle1.J243" chart:data-source-has-labels="both" svg:x="0.155cm" svg:y="1.147cm" svg:width="5.633cm" svg:height="4.576cm">
          <chart:coordinate-region svg:x="0.962cm" svg:y="1.346cm" svg:width="4.826cm" svg:height="3.73cm"/>
          <chart:axis chart:dimension="x" chart:name="primary-x" chart:style-name="ch5" chartooo:axis-type="auto">
            <chartooo:date-scale/>
            <chart:categories table:cell-range-address="Tabelle1.K20:Tabelle1.K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20:Tabelle1.L26" chart:label-cell-address="Tabelle1.I243:Tabelle1.I243" chart:class="chart:bar">
            <chart:data-point chart:repeated="7"/>
          </chart:series>
          <chart:series chart:style-name="ch9" chart:values-cell-range-address="Tabelle1.M20:Tabelle1.M26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20:Tabelle1.K26</svg:desc>
                </draw:g>
              </table:table-cell>
              <table:table-cell office:value-type="float" office:value="76">
                <text:p>76</text:p>
                <draw:g>
                  <svg:desc>Tabelle1.L20:Tabelle1.L26</svg:desc>
                </draw:g>
              </table:table-cell>
              <table:table-cell office:value-type="float" office:value="4">
                <text:p>4</text:p>
                <draw:g>
                  <svg:desc>Tabelle1.M20:Tabelle1.M26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43cm" svg:y="0.255cm" chart:style-name="ch2">
          <text:p>a7a7 (1yau*)</text:p>
        </chart:title>
        <chart:plot-area chart:style-name="ch3" table:cell-range-address="Tabelle1.B4:Tabelle1.B11 Tabelle1.E170:Tabelle1.E176" chart:data-source-has-labels="column" svg:x="0.143cm" svg:y="1.153cm" svg:width="6.907cm" svg:height="4.727cm">
          <chart:coordinate-region svg:x="0.976cm" svg:y="1.379cm" svg:width="6.074cm" svg:height="2.77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70:Tabelle1.E17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0857142857142857">
                <text:p>0.0857142857142857</text:p>
                <draw:g>
                  <svg:desc>Tabelle1.E170:Tabelle1.E176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377777777777778">
                <text:p>0.377777777777778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358974358974359">
                <text:p>0.358974358974359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95348837209302">
                <text:p>0.39534883720930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952cm" svg:y="0.255cm" chart:style-name="ch2">
          <text:p>Ubiquitin (1ubq)</text:p>
        </chart:title>
        <chart:plot-area chart:style-name="ch3" table:cell-range-address="Tabelle1.B4:Tabelle1.B11 Tabelle1.E156:Tabelle1.E162" chart:data-source-has-labels="column" svg:x="0.143cm" svg:y="1.153cm" svg:width="6.907cm" svg:height="4.727cm">
          <chart:coordinate-region svg:x="0.976cm" svg:y="1.153cm" svg:width="6.074cm" svg:height="2.999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56:Tabelle1.E16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333333333333333">
                <text:p>0.333333333333333</text:p>
                <draw:g>
                  <svg:desc>Tabelle1.E156:Tabelle1.E162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272727272727273">
                <text:p>0.27272727272727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82cm" svg:y="0.255cm" chart:style-name="ch2">
          <text:p>mrsB (3e0o)</text:p>
        </chart:title>
        <chart:plot-area chart:style-name="ch3" table:cell-range-address="Tabelle1.B4:Tabelle1.B11 Tabelle1.E134:Tabelle1.E140" chart:data-source-has-labels="column" svg:x="0.143cm" svg:y="1.153cm" svg:width="6.907cm" svg:height="4.727cm">
          <chart:coordinate-region svg:x="0.976cm" svg:y="1.379cm" svg:width="6.074cm" svg:height="2.77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34:Tabelle1.E14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428571428571429">
                <text:p>0.428571428571429</text:p>
                <draw:g>
                  <svg:desc>Tabelle1.E134:Tabelle1.E140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66666666666667">
                <text:p>0.4666666666666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441cm" svg:y="0.255cm" chart:style-name="ch2">
          <text:p>EIN (1eza)</text:p>
        </chart:title>
        <chart:plot-area chart:style-name="ch3" table:cell-range-address="Tabelle1.B4:Tabelle1.B11 Tabelle1.E118:Tabelle1.E124" chart:data-source-has-labels="column" svg:x="0.143cm" svg:y="1.153cm" svg:width="6.907cm" svg:height="4.727cm">
          <chart:coordinate-region svg:x="0.976cm" svg:y="1.38cm" svg:width="6.074cm" svg:height="2.77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18:Tabelle1.E124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555555555555556">
                <text:p>0.555555555555556</text:p>
                <draw:g>
                  <svg:desc>Tabelle1.E118:Tabelle1.E124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52830188679245">
                <text:p>0.45283018867924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23076923076923">
                <text:p>0.423076923076923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10714285714286">
                <text:p>0.41071428571428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72881355932203">
                <text:p>0.3728813559322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1 0" chart:style-name="ch1">
        <chart:title svg:x="2.981cm" svg:y="0.316cm" chart:style-name="ch2">
          <text:p>LmUGP</text:p>
        </chart:title>
        <chart:legend chart:legend-position="end" svg:x="4.977cm" svg:y="3.454cm" style:legend-expansion="high" chart:style-name="ch3"/>
        <chart:plot-area chart:style-name="ch4" table:cell-range-address="Tabelle1.E270:Tabelle1.E274 Tabelle1.F269:Tabelle1.H269 Tabelle1.F277:Tabelle1.H281 Tabelle1.K269:Tabelle1.K269 Tabelle1.K277:Tabelle1.K281" chart:data-source-has-labels="both" svg:x="0.153cm" svg:y="1.275cm" svg:width="4.671cm" svg:height="7.545cm">
          <chart:coordinate-region svg:x="0.96cm" svg:y="1.474cm" svg:width="3.864cm" svg:height="5.75cm"/>
          <chart:axis chart:dimension="x" chart:name="primary-x" chart:style-name="ch5" chartooo:axis-type="auto">
            <chartooo:date-scale/>
            <chart:categories table:cell-range-address="Tabelle1.E270:Tabelle1.E27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77:Tabelle1.F281" chart:label-cell-address="Tabelle1.F269:Tabelle1.F269" chart:class="chart:bar">
            <chart:data-point chart:repeated="5"/>
          </chart:series>
          <chart:series chart:style-name="ch9" chart:values-cell-range-address="Tabelle1.H277:Tabelle1.H281" chart:label-cell-address="Tabelle1.H269:Tabelle1.H269" chart:class="chart:bar">
            <chart:data-point chart:repeated="5"/>
          </chart:series>
          <chart:series chart:style-name="ch10" chart:values-cell-range-address="Tabelle1.G277:Tabelle1.G281" chart:label-cell-address="Tabelle1.G269:Tabelle1.G269" chart:class="chart:bar">
            <chart:data-point chart:repeated="5"/>
          </chart:series>
          <chart:series chart:style-name="ch11" chart:values-cell-range-address="Tabelle1.K277:Tabelle1.K281" chart:label-cell-address="Tabelle1.K269:Tabelle1.K26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69:Tabelle1.F269</svg:desc>
                </draw:g>
              </table:table-cell>
              <table:table-cell office:value-type="string">
                <text:p>interchanged</text:p>
                <draw:g>
                  <svg:desc>Tabelle1.H269:Tabelle1.H269</svg:desc>
                </draw:g>
              </table:table-cell>
              <table:table-cell office:value-type="string">
                <text:p>wrong</text:p>
                <draw:g>
                  <svg:desc>Tabelle1.G269:Tabelle1.G269</svg:desc>
                </draw:g>
              </table:table-cell>
              <table:table-cell office:value-type="string">
                <text:p>not assigned</text:p>
                <draw:g>
                  <svg:desc>Tabelle1.K269:Tabelle1.K2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70:Tabelle1.E274</svg:desc>
                </draw:g>
              </table:table-cell>
              <table:table-cell office:value-type="float" office:value="132">
                <text:p>132</text:p>
                <draw:g>
                  <svg:desc>Tabelle1.F277:Tabelle1.F281</svg:desc>
                </draw:g>
              </table:table-cell>
              <table:table-cell office:value-type="float" office:value="5">
                <text:p>5</text:p>
                <draw:g>
                  <svg:desc>Tabelle1.H277:Tabelle1.H281</svg:desc>
                </draw:g>
              </table:table-cell>
              <table:table-cell office:value-type="float" office:value="3">
                <text:p>3</text:p>
                <draw:g>
                  <svg:desc>Tabelle1.G277:Tabelle1.G281</svg:desc>
                </draw:g>
              </table:table-cell>
              <table:table-cell office:value-type="float" office:value="23">
                <text:p>23</text:p>
                <draw:g>
                  <svg:desc>Tabelle1.K277:Tabelle1.K281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132">
                <text:p>13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129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113">
                <text:p>11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0 2 1 3" chart:style-name="ch1">
        <chart:title svg:x="3.312cm" svg:y="0.316cm" chart:style-name="ch2">
          <text:p>GTB</text:p>
        </chart:title>
        <chart:legend chart:legend-position="end" svg:x="4.977cm" svg:y="3.454cm" style:legend-expansion="high" chart:style-name="ch3"/>
        <chart:plot-area chart:style-name="ch4" table:cell-range-address="Tabelle1.E285:Tabelle1.H289 Tabelle1.F269:Tabelle1.H269 Tabelle1.K269:Tabelle1.K269 Tabelle1.K285:Tabelle1.K289" chart:data-source-has-labels="both" svg:x="0.153cm" svg:y="1.275cm" svg:width="4.671cm" svg:height="7.545cm">
          <chart:coordinate-region svg:x="0.774cm" svg:y="1.474cm" svg:width="4.05cm" svg:height="5.75cm"/>
          <chart:axis chart:dimension="x" chart:name="primary-x" chart:style-name="ch5" chartooo:axis-type="auto">
            <chartooo:date-scale/>
            <chart:categories table:cell-range-address="Tabelle1.E285:Tabelle1.E28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85:Tabelle1.F289" chart:label-cell-address="Tabelle1.F269:Tabelle1.F269" chart:class="chart:bar">
            <chart:data-point chart:repeated="5"/>
          </chart:series>
          <chart:series chart:style-name="ch9" chart:values-cell-range-address="Tabelle1.H285:Tabelle1.H289" chart:label-cell-address="Tabelle1.H269:Tabelle1.H269" chart:class="chart:bar">
            <chart:data-point chart:repeated="5"/>
          </chart:series>
          <chart:series chart:style-name="ch10" chart:values-cell-range-address="Tabelle1.G285:Tabelle1.G289" chart:label-cell-address="Tabelle1.G269:Tabelle1.G269" chart:class="chart:bar">
            <chart:data-point chart:repeated="5"/>
          </chart:series>
          <chart:series chart:style-name="ch11" chart:values-cell-range-address="Tabelle1.K285:Tabelle1.K289" chart:label-cell-address="Tabelle1.K269:Tabelle1.K26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69:Tabelle1.F269</svg:desc>
                </draw:g>
              </table:table-cell>
              <table:table-cell office:value-type="string">
                <text:p>interchanged</text:p>
                <draw:g>
                  <svg:desc>Tabelle1.H269:Tabelle1.H269</svg:desc>
                </draw:g>
              </table:table-cell>
              <table:table-cell office:value-type="string">
                <text:p>wrong</text:p>
                <draw:g>
                  <svg:desc>Tabelle1.G269:Tabelle1.G269</svg:desc>
                </draw:g>
              </table:table-cell>
              <table:table-cell office:value-type="string">
                <text:p>not assigned</text:p>
                <draw:g>
                  <svg:desc>Tabelle1.K269:Tabelle1.K2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85:Tabelle1.E289</svg:desc>
                </draw:g>
              </table:table-cell>
              <table:table-cell office:value-type="float" office:value="57">
                <text:p>57</text:p>
                <draw:g>
                  <svg:desc>Tabelle1.F285:Tabelle1.F289</svg:desc>
                </draw:g>
              </table:table-cell>
              <table:table-cell office:value-type="float" office:value="1">
                <text:p>1</text:p>
                <draw:g>
                  <svg:desc>Tabelle1.H285:Tabelle1.H289</svg:desc>
                </draw:g>
              </table:table-cell>
              <table:table-cell office:value-type="float" office:value="4">
                <text:p>4</text:p>
                <draw:g>
                  <svg:desc>Tabelle1.G285:Tabelle1.G289</svg:desc>
                </draw:g>
              </table:table-cell>
              <table:table-cell office:value-type="float" office:value="21">
                <text:p>21</text:p>
                <draw:g>
                  <svg:desc>Tabelle1.K285:Tabelle1.K289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83cm" svg:height="9.004cm" xlink:href="." xlink:type="simple" chart:class="chart:bar" chart:style-name="ch1">
        <chart:title svg:x="2.091cm" svg:y="0.316cm" chart:style-name="ch2">
          <text:p>huNoV P-domain</text:p>
        </chart:title>
        <chart:legend chart:legend-position="end" svg:x="4.97cm" svg:y="3.456cm" style:legend-expansion="high" chart:style-name="ch3"/>
        <chart:plot-area chart:style-name="ch4" chart:data-source-has-labels="both" svg:x="0.153cm" svg:y="1.275cm" svg:width="4.664cm" svg:height="7.549cm">
          <chart:coordinate-region svg:x="0.774cm" svg:y="1.474cm" svg:width="4.043cm" svg:height="6.24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6" chart:label-cell-address="local-table.$B$1" chart:class="chart:bar">
            <chart:data-point chart:repeated="5"/>
            <loext:propertry-mapping loext:property="BorderColor" loext:cell-range-address="local-table.$B$2:.$B$6"/>
          </chart:series>
          <chart:series chart:style-name="ch9" chart:values-cell-range-address="local-table.$D$2:.$D$6" chart:label-cell-address="local-table.$D$1" chart:class="chart:bar">
            <chart:data-point chart:repeated="5"/>
            <loext:propertry-mapping loext:property="BorderColor" loext:cell-range-address="local-table.$E$2:.$E$6"/>
          </chart:series>
          <chart:series chart:style-name="ch10" chart:values-cell-range-address="local-table.$F$2:.$F$6" chart:label-cell-address="local-table.$F$1" chart:class="chart:bar">
            <chart:data-point chart:repeated="5"/>
            <loext:propertry-mapping loext:property="BorderColor" loext:cell-range-address="local-table.$G$2:.$G$6"/>
          </chart:series>
          <chart:series chart:style-name="ch11" chart:values-cell-range-address="local-table.$H$2:.$H$6" chart:label-cell-address="local-table.$H$1" chart:class="chart:bar">
            <chart:data-point chart:repeated="5"/>
            <loext:propertry-mapping loext:property="BorderColor" loext:cell-range-address="local-table.$I$2:.$I$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ies1</text:p>
              </table:table-cell>
              <table:table-cell office:value-type="string">
                <text:p>interchanged</text:p>
              </table:table-cell>
              <table:table-cell office:value-type="string">
                <text:p>Series4</text:p>
              </table:table-cell>
              <table:table-cell office:value-type="string">
                <text:p>wrong</text:p>
              </table:table-cell>
              <table:table-cell office:value-type="string">
                <text:p>Series6</text:p>
              </table:table-cell>
              <table:table-cell office:value-type="string">
                <text:p>not assigned</text:p>
              </table:table-cell>
              <table:table-cell office:value-type="string">
                <text:p>Series8</text:p>
              </table:table-cell>
            </table:table-row>
          </table:table-header-rows>
          <table:table-rows>
            <table:table-row>
              <table:table-cell office:value-type="string">
                <text:p>0.1 Å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.2 Å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7" style:family="chart">
      <style:graphic-properties draw:stroke="dash" draw:stroke-dash="Long_20_Dot"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style-name="ch1">
        <chart:title svg:x="2.307cm" svg:y="0.316cm" chart:style-name="ch2">
          <text:p>HuNoV P-domain</text:p>
        </chart:title>
        <chart:legend chart:legend-position="end" svg:x="6.382cm" svg:y="3.952cm" style:legend-expansion="high" chart:style-name="ch3"/>
        <chart:plot-area chart:style-name="ch4" table:cell-range-address="Tabelle1.U236:Tabelle1.W238 Tabelle1.V235:Tabelle1.W235" chart:data-source-has-labels="both" svg:x="0.163cm" svg:y="1.275cm" svg:width="6.056cm" svg:height="7.545cm">
          <chart:coordinate-region svg:x="0.784cm" svg:y="1.474cm" svg:width="5.435cm" svg:height="6.01cm"/>
          <chart:axis chart:dimension="x" chart:name="primary-x" chart:style-name="ch5" chartooo:axis-type="auto">
            <chartooo:date-scale/>
            <chart:categories table:cell-range-address="Tabelle1.U236:Tabelle1.U2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V236:Tabelle1.V238" chart:label-cell-address="Tabelle1.V235:Tabelle1.V235" chart:class="chart:bar">
            <chart:data-point chart:repeated="3"/>
          </chart:series>
          <chart:series chart:style-name="ch9" chart:values-cell-range-address="Tabelle1.W236:Tabelle1.W238" chart:label-cell-address="Tabelle1.W235:Tabelle1.W23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V235:Tabelle1.V235</svg:desc>
                </draw:g>
              </table:table-cell>
              <table:table-cell office:value-type="string">
                <text:p>wrong</text:p>
                <draw:g>
                  <svg:desc>Tabelle1.W235:Tabelle1.W235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Tabelle1.U236:Tabelle1.U238</svg:desc>
                </draw:g>
              </table:table-cell>
              <table:table-cell office:value-type="float" office:value="33">
                <text:p>33</text:p>
                <draw:g>
                  <svg:desc>Tabelle1.V236:Tabelle1.V238</svg:desc>
                </draw:g>
              </table:table-cell>
              <table:table-cell office:value-type="float" office:value="0">
                <text:p>0</text:p>
                <draw:g>
                  <svg:desc>Tabelle1.W236:Tabelle1.W238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0.05">
                <text:p>-0.0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column-mapping="0 2 1 3" chart:style-name="ch1">
        <chart:legend chart:legend-position="end" svg:x="5.482cm" svg:y="3.454cm" style:legend-expansion="high" chart:style-name="ch2"/>
        <chart:plot-area chart:style-name="ch3" table:cell-range-address="Tabelle1.H244:Tabelle1.J246 Tabelle1.I243:Tabelle1.J243 Tabelle1.K243:Tabelle1.K246 Tabelle1.N243:Tabelle1.N246" chart:data-source-has-labels="both" svg:x="0.163cm" svg:y="0.18cm" svg:width="5.156cm" svg:height="8.64cm">
          <chart:coordinate-region svg:x="0.97cm" svg:y="0.379cm" svg:width="4.349cm" svg:height="5.861cm"/>
          <chart:axis chart:dimension="x" chart:name="primary-x" chart:style-name="ch4" chartooo:axis-type="auto">
            <chartooo:date-scale/>
            <chart:categories table:cell-range-address="Tabelle1.H244:Tabelle1.H2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44:Tabelle1.I246" chart:label-cell-address="Tabelle1.I243:Tabelle1.I243" chart:class="chart:bar">
            <chart:data-point chart:repeated="3"/>
          </chart:series>
          <chart:series chart:style-name="ch8" chart:values-cell-range-address="Tabelle1.K244:Tabelle1.K246" chart:label-cell-address="Tabelle1.K243:Tabelle1.K243" chart:class="chart:bar">
            <chart:data-point chart:repeated="3"/>
          </chart:series>
          <chart:series chart:style-name="ch9" chart:values-cell-range-address="Tabelle1.J244:Tabelle1.J246" chart:label-cell-address="Tabelle1.J243:Tabelle1.J243" chart:class="chart:bar">
            <chart:data-point chart:repeated="3"/>
          </chart:series>
          <chart:series chart:style-name="ch10" chart:values-cell-range-address="Tabelle1.N244:Tabelle1.N246" chart:label-cell-address="Tabelle1.N243:Tabelle1.N24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interchanged</text:p>
                <draw:g>
                  <svg:desc>Tabelle1.K243:Tabelle1.K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  <table:table-cell office:value-type="string">
                <text:p>not assigned</text:p>
                <draw:g>
                  <svg:desc>Tabelle1.N243:Tabelle1.N2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44:Tabelle1.H246</svg:desc>
                </draw:g>
              </table:table-cell>
              <table:table-cell office:value-type="float" office:value="129">
                <text:p>129</text:p>
                <draw:g>
                  <svg:desc>Tabelle1.I244:Tabelle1.I246</svg:desc>
                </draw:g>
              </table:table-cell>
              <table:table-cell office:value-type="float" office:value="4">
                <text:p>4</text:p>
                <draw:g>
                  <svg:desc>Tabelle1.K244:Tabelle1.K246</svg:desc>
                </draw:g>
              </table:table-cell>
              <table:table-cell office:value-type="float" office:value="6">
                <text:p>6</text:p>
                <draw:g>
                  <svg:desc>Tabelle1.J244:Tabelle1.J246</svg:desc>
                </draw:g>
              </table:table-cell>
              <table:table-cell office:value-type="float" office:value="20">
                <text:p>20</text:p>
                <draw:g>
                  <svg:desc>Tabelle1.N244:Tabelle1.N246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965cm" svg:y="0.255cm" chart:style-name="ch2">
          <text:p>LmUGP (4m2a)</text:p>
        </chart:title>
        <chart:plot-area chart:style-name="ch3" table:cell-range-address="Tabelle1.B4:Tabelle1.B11 Tabelle1.E19:Tabelle1.E25" chart:data-source-has-labels="column" svg:x="0.143cm" svg:y="1.153cm" svg:width="6.907cm" svg:height="4.727cm">
          <chart:coordinate-region svg:x="1.214cm" svg:y="1.379cm" svg:width="5.836cm" svg:height="2.77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9:Tabelle1.E25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47008547008547">
                <text:p>0.47008547008547</text:p>
                <draw:g>
                  <svg:desc>Tabelle1.E19:Tabelle1.E25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19354838709677">
                <text:p>0.419354838709677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30769230769231">
                <text:p>0.430769230769231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18604651162791">
                <text:p>0.418604651162791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19847328244275">
                <text:p>0.4198473282442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08cm" svg:height="8.976cm" xlink:href=".." xlink:type="simple" chart:class="chart:bar" chart:column-mapping="0 2 1 3" chart:style-name="ch1">
        <chart:legend chart:legend-position="end" svg:x="13.295cm" svg:y="3.442cm" style:legend-expansion="high" chart:style-name="ch2"/>
        <chart:plot-area chart:style-name="ch3" table:cell-range-address="Tabelle1.H214:Tabelle1.J223 Tabelle1.I213:Tabelle1.J213 Tabelle1.K213:Tabelle1.K223 Tabelle1.N213:Tabelle1.N223" chart:data-source-has-labels="both" svg:x="0.32cm" svg:y="0.179cm" svg:width="12.655cm" svg:height="8.618cm">
          <chart:coordinate-region svg:x="1.127cm" svg:y="0.378cm" svg:width="11.848cm" svg:height="5.521cm"/>
          <chart:axis chart:dimension="x" chart:name="primary-x" chart:style-name="ch4" chartooo:axis-type="auto">
            <chartooo:date-scale/>
            <chart:categories table:cell-range-address="Tabelle1.H214:Tabelle1.H2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14:Tabelle1.I223" chart:label-cell-address="Tabelle1.I213:Tabelle1.I213" chart:class="chart:bar">
            <chart:data-point chart:repeated="10"/>
          </chart:series>
          <chart:series chart:style-name="ch8" chart:values-cell-range-address="Tabelle1.K214:Tabelle1.K223" chart:label-cell-address="Tabelle1.K213:Tabelle1.K213" chart:class="chart:bar">
            <chart:data-point chart:repeated="10"/>
          </chart:series>
          <chart:series chart:style-name="ch9" chart:values-cell-range-address="Tabelle1.J214:Tabelle1.J223" chart:label-cell-address="Tabelle1.J213:Tabelle1.J213" chart:class="chart:bar">
            <chart:data-point chart:repeated="10"/>
          </chart:series>
          <chart:series chart:style-name="ch10" chart:values-cell-range-address="Tabelle1.N214:Tabelle1.N223" chart:label-cell-address="Tabelle1.N213:Tabelle1.N21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13:Tabelle1.I213</svg:desc>
                </draw:g>
              </table:table-cell>
              <table:table-cell office:value-type="string">
                <text:p>interchanged</text:p>
                <draw:g>
                  <svg:desc>Tabelle1.K213:Tabelle1.K213</svg:desc>
                </draw:g>
              </table:table-cell>
              <table:table-cell office:value-type="string">
                <text:p>wrong</text:p>
                <draw:g>
                  <svg:desc>Tabelle1.J213:Tabelle1.J213</svg:desc>
                </draw:g>
              </table:table-cell>
              <table:table-cell office:value-type="string">
                <text:p>not assigned</text:p>
                <draw:g>
                  <svg:desc>Tabelle1.N213:Tabelle1.N2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Tabelle1.H214:Tabelle1.H223</svg:desc>
                </draw:g>
              </table:table-cell>
              <table:table-cell office:value-type="float" office:value="13">
                <text:p>13</text:p>
                <draw:g>
                  <svg:desc>Tabelle1.I214:Tabelle1.I223</svg:desc>
                </draw:g>
              </table:table-cell>
              <table:table-cell office:value-type="float" office:value="0">
                <text:p>0</text:p>
                <draw:g>
                  <svg:desc>Tabelle1.K214:Tabelle1.K223</svg:desc>
                </draw:g>
              </table:table-cell>
              <table:table-cell office:value-type="float" office:value="0">
                <text:p>0</text:p>
                <draw:g>
                  <svg:desc>Tabelle1.J214:Tabelle1.J223</svg:desc>
                </draw:g>
              </table:table-cell>
              <table:table-cell office:value-type="float" office:value="5">
                <text:p>5</text:p>
                <draw:g>
                  <svg:desc>Tabelle1.N214:Tabelle1.N223</svg:desc>
                </draw:g>
              </table:table-cell>
            </table:table-row>
            <table:table-row>
              <table:table-cell office:value-type="string">
                <text:p>MrsB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79">
                <text:p>7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uNoV P-domain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114">
                <text:p>11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column-mapping="0 2 1 3" chart:style-name="ch1">
        <chart:legend chart:legend-position="end" svg:x="5.482cm" svg:y="3.454cm" style:legend-expansion="high" chart:style-name="ch2"/>
        <chart:plot-area chart:style-name="ch3" table:cell-range-address="Tabelle1.H244:Tabelle1.J246 Tabelle1.I243:Tabelle1.J243 Tabelle1.K243:Tabelle1.K246 Tabelle1.N243:Tabelle1.N246" chart:data-source-has-labels="both" svg:x="0.163cm" svg:y="0.18cm" svg:width="5.156cm" svg:height="8.64cm">
          <chart:coordinate-region svg:x="1.287cm" svg:y="0.379cm" svg:width="4.032cm" svg:height="5.861cm"/>
          <chart:axis chart:dimension="x" chart:name="primary-x" chart:style-name="ch4" chartooo:axis-type="auto">
            <chartooo:date-scale/>
            <chart:categories table:cell-range-address="Tabelle1.H244:Tabelle1.H2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44:Tabelle1.I246" chart:label-cell-address="Tabelle1.I243:Tabelle1.I243" chart:class="chart:bar">
            <chart:data-point chart:repeated="3"/>
          </chart:series>
          <chart:series chart:style-name="ch8" chart:values-cell-range-address="Tabelle1.K244:Tabelle1.K246" chart:label-cell-address="Tabelle1.K243:Tabelle1.K243" chart:class="chart:bar">
            <chart:data-point chart:repeated="3"/>
          </chart:series>
          <chart:series chart:style-name="ch9" chart:values-cell-range-address="Tabelle1.J244:Tabelle1.J246" chart:label-cell-address="Tabelle1.J243:Tabelle1.J243" chart:class="chart:bar">
            <chart:data-point chart:repeated="3"/>
          </chart:series>
          <chart:series chart:style-name="ch10" chart:values-cell-range-address="Tabelle1.N244:Tabelle1.N246" chart:label-cell-address="Tabelle1.N243:Tabelle1.N24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interchanged</text:p>
                <draw:g>
                  <svg:desc>Tabelle1.K243:Tabelle1.K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  <table:table-cell office:value-type="string">
                <text:p>not assigned</text:p>
                <draw:g>
                  <svg:desc>Tabelle1.N243:Tabelle1.N2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44:Tabelle1.H246</svg:desc>
                </draw:g>
              </table:table-cell>
              <table:table-cell office:value-type="float" office:value="129">
                <text:p>129</text:p>
                <draw:g>
                  <svg:desc>Tabelle1.I244:Tabelle1.I246</svg:desc>
                </draw:g>
              </table:table-cell>
              <table:table-cell office:value-type="float" office:value="4">
                <text:p>4</text:p>
                <draw:g>
                  <svg:desc>Tabelle1.K244:Tabelle1.K246</svg:desc>
                </draw:g>
              </table:table-cell>
              <table:table-cell office:value-type="float" office:value="6">
                <text:p>6</text:p>
                <draw:g>
                  <svg:desc>Tabelle1.J244:Tabelle1.J246</svg:desc>
                </draw:g>
              </table:table-cell>
              <table:table-cell office:value-type="float" office:value="20">
                <text:p>20</text:p>
                <draw:g>
                  <svg:desc>Tabelle1.N244:Tabelle1.N246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3cm" svg:y="0.252cm" chart:style-name="ch2">
          <text:p>MNV P-domain</text:p>
        </chart:title>
        <chart:legend chart:legend-position="end" svg:x="5.943cm" svg:y="2.371cm" style:legend-expansion="high" chart:style-name="ch3"/>
        <chart:plot-area chart:style-name="ch4" table:cell-range-address="Tabelle1.K38:Tabelle1.M44 Tabelle1.I243:Tabelle1.J243" chart:data-source-has-labels="both" svg:x="0.155cm" svg:y="1.147cm" svg:width="5.633cm" svg:height="4.576cm">
          <chart:coordinate-region svg:x="0.776cm" svg:y="1.346cm" svg:width="5.012cm" svg:height="3.73cm"/>
          <chart:axis chart:dimension="x" chart:name="primary-x" chart:style-name="ch5" chartooo:axis-type="auto">
            <chartooo:date-scale/>
            <chart:categories table:cell-range-address="Tabelle1.K38:Tabelle1.K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38:Tabelle1.L44" chart:label-cell-address="Tabelle1.I243:Tabelle1.I243" chart:class="chart:bar">
            <chart:data-point chart:repeated="7"/>
          </chart:series>
          <chart:series chart:style-name="ch9" chart:values-cell-range-address="Tabelle1.M38:Tabelle1.M44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38:Tabelle1.K44</svg:desc>
                </draw:g>
              </table:table-cell>
              <table:table-cell office:value-type="float" office:value="33">
                <text:p>33</text:p>
                <draw:g>
                  <svg:desc>Tabelle1.L38:Tabelle1.L44</svg:desc>
                </draw:g>
              </table:table-cell>
              <table:table-cell office:value-type="float" office:value="2">
                <text:p>2</text:p>
                <draw:g>
                  <svg:desc>Tabelle1.M38:Tabelle1.M4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292cm" svg:y="0.252cm" chart:style-name="ch2">
          <text:p>MSG</text:p>
        </chart:title>
        <chart:legend chart:legend-position="end" svg:x="5.943cm" svg:y="2.371cm" style:legend-expansion="high" chart:style-name="ch3"/>
        <chart:plot-area chart:style-name="ch4" table:cell-range-address="Tabelle1.K62:Tabelle1.M68 Tabelle1.I243:Tabelle1.J243" chart:data-source-has-labels="both" svg:x="0.155cm" svg:y="1.147cm" svg:width="5.633cm" svg:height="4.576cm">
          <chart:coordinate-region svg:x="0.776cm" svg:y="1.346cm" svg:width="5.012cm" svg:height="3.73cm"/>
          <chart:axis chart:dimension="x" chart:name="primary-x" chart:style-name="ch5" chartooo:axis-type="auto">
            <chartooo:date-scale/>
            <chart:categories table:cell-range-address="Tabelle1.K62:Tabelle1.K6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62:Tabelle1.L68" chart:label-cell-address="Tabelle1.I243:Tabelle1.I243" chart:class="chart:bar">
            <chart:data-point chart:repeated="7"/>
          </chart:series>
          <chart:series chart:style-name="ch9" chart:values-cell-range-address="Tabelle1.M62:Tabelle1.M68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62:Tabelle1.K68</svg:desc>
                </draw:g>
              </table:table-cell>
              <table:table-cell office:value-type="float" office:value="46">
                <text:p>46</text:p>
                <draw:g>
                  <svg:desc>Tabelle1.L62:Tabelle1.L68</svg:desc>
                </draw:g>
              </table:table-cell>
              <table:table-cell office:value-type="float" office:value="8">
                <text:p>8</text:p>
                <draw:g>
                  <svg:desc>Tabelle1.M62:Tabelle1.M68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8">
                <text:p>5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318cm" svg:y="0.252cm" chart:style-name="ch2">
          <text:p>MBP</text:p>
        </chart:title>
        <chart:legend chart:legend-position="end" svg:x="5.943cm" svg:y="2.371cm" style:legend-expansion="high" chart:style-name="ch3"/>
        <chart:plot-area chart:style-name="ch4" table:cell-range-address="Tabelle1.K80:Tabelle1.M86 Tabelle1.I243:Tabelle1.J243" chart:data-source-has-labels="both" svg:x="0.155cm" svg:y="1.147cm" svg:width="5.633cm" svg:height="4.576cm">
          <chart:coordinate-region svg:x="0.776cm" svg:y="1.346cm" svg:width="5.012cm" svg:height="3.73cm"/>
          <chart:axis chart:dimension="x" chart:name="primary-x" chart:style-name="ch5" chartooo:axis-type="auto">
            <chartooo:date-scale/>
            <chart:categories table:cell-range-address="Tabelle1.K80:Tabelle1.K8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80:Tabelle1.L86" chart:label-cell-address="Tabelle1.I243:Tabelle1.I243" chart:class="chart:bar">
            <chart:data-point chart:repeated="7"/>
          </chart:series>
          <chart:series chart:style-name="ch9" chart:values-cell-range-address="Tabelle1.M80:Tabelle1.M86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80:Tabelle1.K86</svg:desc>
                </draw:g>
              </table:table-cell>
              <table:table-cell office:value-type="float" office:value="40">
                <text:p>40</text:p>
                <draw:g>
                  <svg:desc>Tabelle1.L80:Tabelle1.L86</svg:desc>
                </draw:g>
              </table:table-cell>
              <table:table-cell office:value-type="float" office:value="12">
                <text:p>12</text:p>
                <draw:g>
                  <svg:desc>Tabelle1.M80:Tabelle1.M86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001cm" svg:y="0.252cm" chart:style-name="ch2">
          <text:p>ATCase</text:p>
        </chart:title>
        <chart:legend chart:legend-position="end" svg:x="5.943cm" svg:y="2.371cm" style:legend-expansion="high" chart:style-name="ch3"/>
        <chart:plot-area chart:style-name="ch4" table:cell-range-address="Tabelle1.K99:Tabelle1.M105 Tabelle1.I243:Tabelle1.J243" chart:data-source-has-labels="both" svg:x="0.155cm" svg:y="1.147cm" svg:width="5.633cm" svg:height="4.576cm">
          <chart:coordinate-region svg:x="0.591cm" svg:y="1.347cm" svg:width="5.197cm" svg:height="3.729cm"/>
          <chart:axis chart:dimension="x" chart:name="primary-x" chart:style-name="ch5" chartooo:axis-type="auto">
            <chartooo:date-scale/>
            <chart:categories table:cell-range-address="Tabelle1.K99:Tabelle1.K10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99:Tabelle1.L105" chart:label-cell-address="Tabelle1.I243:Tabelle1.I243" chart:class="chart:bar">
            <chart:data-point chart:repeated="7"/>
          </chart:series>
          <chart:series chart:style-name="ch9" chart:values-cell-range-address="Tabelle1.M99:Tabelle1.M105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99:Tabelle1.K105</svg:desc>
                </draw:g>
              </table:table-cell>
              <table:table-cell office:value-type="float" office:value="2">
                <text:p>2</text:p>
                <draw:g>
                  <svg:desc>Tabelle1.L99:Tabelle1.L105</svg:desc>
                </draw:g>
              </table:table-cell>
              <table:table-cell office:value-type="float" office:value="1">
                <text:p>1</text:p>
                <draw:g>
                  <svg:desc>Tabelle1.M99:Tabelle1.M105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424cm" svg:y="0.252cm" chart:style-name="ch2">
          <text:p>EIN</text:p>
        </chart:title>
        <chart:legend chart:legend-position="end" svg:x="5.943cm" svg:y="2.371cm" style:legend-expansion="high" chart:style-name="ch3"/>
        <chart:plot-area chart:style-name="ch4" table:cell-range-address="Tabelle1.K120:Tabelle1.M126 Tabelle1.I243:Tabelle1.J243" chart:data-source-has-labels="both" svg:x="0.155cm" svg:y="1.147cm" svg:width="5.633cm" svg:height="4.576cm">
          <chart:coordinate-region svg:x="0.776cm" svg:y="1.346cm" svg:width="5.012cm" svg:height="3.73cm"/>
          <chart:axis chart:dimension="x" chart:name="primary-x" chart:style-name="ch5" chartooo:axis-type="auto">
            <chartooo:date-scale/>
            <chart:categories table:cell-range-address="Tabelle1.K120:Tabelle1.K1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20:Tabelle1.L126" chart:label-cell-address="Tabelle1.I243:Tabelle1.I243" chart:class="chart:bar">
            <chart:data-point chart:repeated="7"/>
          </chart:series>
          <chart:series chart:style-name="ch9" chart:values-cell-range-address="Tabelle1.M120:Tabelle1.M126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120:Tabelle1.K126</svg:desc>
                </draw:g>
              </table:table-cell>
              <table:table-cell office:value-type="float" office:value="43">
                <text:p>43</text:p>
                <draw:g>
                  <svg:desc>Tabelle1.L120:Tabelle1.L126</svg:desc>
                </draw:g>
              </table:table-cell>
              <table:table-cell office:value-type="float" office:value="3">
                <text:p>3</text:p>
                <draw:g>
                  <svg:desc>Tabelle1.M120:Tabelle1.M126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266cm" svg:y="0.252cm" chart:style-name="ch2">
          <text:p>MrsB</text:p>
        </chart:title>
        <chart:legend chart:legend-position="end" svg:x="5.943cm" svg:y="2.371cm" style:legend-expansion="high" chart:style-name="ch3"/>
        <chart:plot-area chart:style-name="ch4" table:cell-range-address="Tabelle1.K136:Tabelle1.M142 Tabelle1.I243:Tabelle1.J243" chart:data-source-has-labels="both" svg:x="0.155cm" svg:y="1.147cm" svg:width="5.633cm" svg:height="4.576cm">
          <chart:coordinate-region svg:x="0.776cm" svg:y="1.346cm" svg:width="5.012cm" svg:height="3.73cm"/>
          <chart:axis chart:dimension="x" chart:name="primary-x" chart:style-name="ch5" chartooo:axis-type="auto">
            <chartooo:date-scale/>
            <chart:categories table:cell-range-address="Tabelle1.K136:Tabelle1.K1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36:Tabelle1.L142" chart:label-cell-address="Tabelle1.I243:Tabelle1.I243" chart:class="chart:bar">
            <chart:data-point chart:repeated="7"/>
          </chart:series>
          <chart:series chart:style-name="ch9" chart:values-cell-range-address="Tabelle1.M136:Tabelle1.M142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136:Tabelle1.K142</svg:desc>
                </draw:g>
              </table:table-cell>
              <table:table-cell office:value-type="float" office:value="16">
                <text:p>16</text:p>
                <draw:g>
                  <svg:desc>Tabelle1.L136:Tabelle1.L142</svg:desc>
                </draw:g>
              </table:table-cell>
              <table:table-cell office:value-type="float" office:value="1">
                <text:p>1</text:p>
                <draw:g>
                  <svg:desc>Tabelle1.M136:Tabelle1.M142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935cm" svg:y="0.252cm" chart:style-name="ch2">
          <text:p>Ubiquitin</text:p>
        </chart:title>
        <chart:legend chart:legend-position="end" svg:x="5.943cm" svg:y="2.371cm" style:legend-expansion="high" chart:style-name="ch3"/>
        <chart:plot-area chart:style-name="ch4" table:cell-range-address="Tabelle1.K158:Tabelle1.M164 Tabelle1.I243:Tabelle1.J243" chart:data-source-has-labels="both" svg:x="0.155cm" svg:y="1.147cm" svg:width="5.633cm" svg:height="4.576cm">
          <chart:coordinate-region svg:x="0.776cm" svg:y="1.346cm" svg:width="5.012cm" svg:height="3.73cm"/>
          <chart:axis chart:dimension="x" chart:name="primary-x" chart:style-name="ch5" chartooo:axis-type="auto">
            <chartooo:date-scale/>
            <chart:categories table:cell-range-address="Tabelle1.K158:Tabelle1.K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58:Tabelle1.L164" chart:label-cell-address="Tabelle1.I243:Tabelle1.I243" chart:class="chart:bar">
            <chart:data-point chart:repeated="7"/>
          </chart:series>
          <chart:series chart:style-name="ch9" chart:values-cell-range-address="Tabelle1.M158:Tabelle1.M164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158:Tabelle1.K164</svg:desc>
                </draw:g>
              </table:table-cell>
              <table:table-cell office:value-type="float" office:value="13">
                <text:p>13</text:p>
                <draw:g>
                  <svg:desc>Tabelle1.L158:Tabelle1.L164</svg:desc>
                </draw:g>
              </table:table-cell>
              <table:table-cell office:value-type="float" office:value="0">
                <text:p>0</text:p>
                <draw:g>
                  <svg:desc>Tabelle1.M158:Tabelle1.M16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318cm" svg:y="0.252cm" chart:style-name="ch2">
          <text:p>a7a7</text:p>
        </chart:title>
        <chart:legend chart:legend-position="end" svg:x="5.943cm" svg:y="2.371cm" style:legend-expansion="high" chart:style-name="ch3"/>
        <chart:plot-area chart:style-name="ch4" table:cell-range-address="Tabelle1.K171:Tabelle1.M177 Tabelle1.I243:Tabelle1.J243" chart:data-source-has-labels="both" svg:x="0.155cm" svg:y="1.147cm" svg:width="5.633cm" svg:height="4.576cm">
          <chart:coordinate-region svg:x="0.776cm" svg:y="1.346cm" svg:width="5.012cm" svg:height="3.73cm"/>
          <chart:axis chart:dimension="x" chart:name="primary-x" chart:style-name="ch5" chartooo:axis-type="auto">
            <chartooo:date-scale/>
            <chart:categories table:cell-range-address="Tabelle1.K171:Tabelle1.K17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71:Tabelle1.L177" chart:label-cell-address="Tabelle1.I243:Tabelle1.I243" chart:class="chart:bar">
            <chart:data-point chart:repeated="7"/>
          </chart:series>
          <chart:series chart:style-name="ch9" chart:values-cell-range-address="Tabelle1.M171:Tabelle1.M177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171:Tabelle1.K177</svg:desc>
                </draw:g>
              </table:table-cell>
              <table:table-cell office:value-type="float" office:value="20">
                <text:p>20</text:p>
                <draw:g>
                  <svg:desc>Tabelle1.L171:Tabelle1.L177</svg:desc>
                </draw:g>
              </table:table-cell>
              <table:table-cell office:value-type="float" office:value="1">
                <text:p>1</text:p>
                <draw:g>
                  <svg:desc>Tabelle1.M171:Tabelle1.M177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224cm" svg:y="0.255cm" chart:style-name="ch2">
          <text:p>MNV P-domain (6e47*)</text:p>
        </chart:title>
        <chart:plot-area chart:style-name="ch3" table:cell-range-address="Tabelle1.B4:Tabelle1.B11 Tabelle1.E37:Tabelle1.E43" chart:data-source-has-labels="column" svg:x="0.143cm" svg:y="1.153cm" svg:width="6.907cm" svg:height="4.727cm">
          <chart:coordinate-region svg:x="1.452cm" svg:y="1.38cm" svg:width="5.598cm" svg:height="2.77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37:Tabelle1.E4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710526315789474">
                <text:p>0.710526315789474</text:p>
                <draw:g>
                  <svg:desc>Tabelle1.E37:Tabelle1.E43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707317073170732">
                <text:p>0.707317073170732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731707317073171">
                <text:p>0.7317073170731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3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08cm" svg:height="8.976cm" xlink:href=".." xlink:type="simple" chart:class="chart:bar" chart:column-mapping="0 2 1 3" chart:style-name="ch1">
        <chart:legend chart:legend-position="end" svg:x="13.295cm" svg:y="3.442cm" style:legend-expansion="high" chart:style-name="ch2"/>
        <chart:plot-area chart:style-name="ch3" table:cell-range-address="Tabelle1.H214:Tabelle1.J223 Tabelle1.I213:Tabelle1.J213 Tabelle1.K213:Tabelle1.K223 Tabelle1.N213:Tabelle1.N223" chart:data-source-has-labels="both" svg:x="0.32cm" svg:y="0.179cm" svg:width="12.655cm" svg:height="8.618cm">
          <chart:coordinate-region svg:x="1.444cm" svg:y="0.378cm" svg:width="11.531cm" svg:height="5.521cm"/>
          <chart:axis chart:dimension="x" chart:name="primary-x" chart:style-name="ch4" chartooo:axis-type="auto">
            <chartooo:date-scale/>
            <chart:categories table:cell-range-address="Tabelle1.H214:Tabelle1.H2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14:Tabelle1.I223" chart:label-cell-address="Tabelle1.I213:Tabelle1.I213" chart:class="chart:bar">
            <chart:data-point chart:repeated="10"/>
          </chart:series>
          <chart:series chart:style-name="ch8" chart:values-cell-range-address="Tabelle1.K214:Tabelle1.K223" chart:label-cell-address="Tabelle1.K213:Tabelle1.K213" chart:class="chart:bar">
            <chart:data-point chart:repeated="10"/>
          </chart:series>
          <chart:series chart:style-name="ch9" chart:values-cell-range-address="Tabelle1.J214:Tabelle1.J223" chart:label-cell-address="Tabelle1.J213:Tabelle1.J213" chart:class="chart:bar">
            <chart:data-point chart:repeated="10"/>
          </chart:series>
          <chart:series chart:style-name="ch10" chart:values-cell-range-address="Tabelle1.N214:Tabelle1.N223" chart:label-cell-address="Tabelle1.N213:Tabelle1.N21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13:Tabelle1.I213</svg:desc>
                </draw:g>
              </table:table-cell>
              <table:table-cell office:value-type="string">
                <text:p>interchanged</text:p>
                <draw:g>
                  <svg:desc>Tabelle1.K213:Tabelle1.K213</svg:desc>
                </draw:g>
              </table:table-cell>
              <table:table-cell office:value-type="string">
                <text:p>wrong</text:p>
                <draw:g>
                  <svg:desc>Tabelle1.J213:Tabelle1.J213</svg:desc>
                </draw:g>
              </table:table-cell>
              <table:table-cell office:value-type="string">
                <text:p>not assigned</text:p>
                <draw:g>
                  <svg:desc>Tabelle1.N213:Tabelle1.N2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Tabelle1.H214:Tabelle1.H223</svg:desc>
                </draw:g>
              </table:table-cell>
              <table:table-cell office:value-type="float" office:value="13">
                <text:p>13</text:p>
                <draw:g>
                  <svg:desc>Tabelle1.I214:Tabelle1.I223</svg:desc>
                </draw:g>
              </table:table-cell>
              <table:table-cell office:value-type="float" office:value="0">
                <text:p>0</text:p>
                <draw:g>
                  <svg:desc>Tabelle1.K214:Tabelle1.K223</svg:desc>
                </draw:g>
              </table:table-cell>
              <table:table-cell office:value-type="float" office:value="0">
                <text:p>0</text:p>
                <draw:g>
                  <svg:desc>Tabelle1.J214:Tabelle1.J223</svg:desc>
                </draw:g>
              </table:table-cell>
              <table:table-cell office:value-type="float" office:value="5">
                <text:p>5</text:p>
                <draw:g>
                  <svg:desc>Tabelle1.N214:Tabelle1.N223</svg:desc>
                </draw:g>
              </table:table-cell>
            </table:table-row>
            <table:table-row>
              <table:table-cell office:value-type="string">
                <text:p>MrsB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79">
                <text:p>7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uNoV P-domain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114">
                <text:p>11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3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style-name="ch1">
        <chart:legend chart:legend-position="end" svg:x="6.382cm" svg:y="3.952cm" style:legend-expansion="high" chart:style-name="ch2"/>
        <chart:plot-area chart:style-name="ch3" table:cell-range-address="Tabelle1.H252:Tabelle1.J254 Tabelle1.I243:Tabelle1.J243" chart:data-source-has-labels="both" svg:x="0.163cm" svg:y="0.18cm" svg:width="6.056cm" svg:height="8.64cm">
          <chart:coordinate-region svg:x="0.97cm" svg:y="0.379cm" svg:width="5.249cm" svg:height="5.861cm"/>
          <chart:axis chart:dimension="x" chart:name="primary-x" chart:style-name="ch4" chartooo:axis-type="auto">
            <chartooo:date-scale/>
            <chart:categories table:cell-range-address="Tabelle1.H252:Tabelle1.H2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52:Tabelle1.I254" chart:label-cell-address="Tabelle1.I243:Tabelle1.I243" chart:class="chart:bar">
            <chart:data-point chart:repeated="3"/>
          </chart:series>
          <chart:series chart:style-name="ch8" chart:values-cell-range-address="Tabelle1.J252:Tabelle1.J254" chart:label-cell-address="Tabelle1.J243:Tabelle1.J24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52:Tabelle1.H254</svg:desc>
                </draw:g>
              </table:table-cell>
              <table:table-cell office:value-type="float" office:value="127">
                <text:p>127</text:p>
                <draw:g>
                  <svg:desc>Tabelle1.I252:Tabelle1.I254</svg:desc>
                </draw:g>
              </table:table-cell>
              <table:table-cell office:value-type="float" office:value="6">
                <text:p>6</text:p>
                <draw:g>
                  <svg:desc>Tabelle1.J252:Tabelle1.J254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3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428cm" svg:y="0.255cm" chart:style-name="ch2">
          <text:p>GTB (2rit*)</text:p>
        </chart:title>
        <chart:plot-area chart:style-name="ch3" table:cell-range-address="Tabelle1.C186:Tabelle1.C192 Tabelle1.F186:Tabelle1.F192" chart:data-source-has-labels="column" svg:x="0.143cm" svg:y="1.153cm" svg:width="6.907cm" svg:height="4.727cm">
          <chart:coordinate-region svg:x="0.976cm" svg:y="1.379cm" svg:width="6.074cm" svg:height="3.854cm"/>
          <chart:axis chart:dimension="x" chart:name="primary-x" chart:style-name="ch4" chartooo:axis-type="auto">
            <chartooo:date-scale/>
            <chart:categories table:cell-range-address="Tabelle1.C186:Tabelle1.C1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F186:Tabelle1.F19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C186:Tabelle1.C192</svg:desc>
                </draw:g>
              </table:table-cell>
              <table:table-cell office:value-type="float" office:value="0.325581395348837">
                <text:p>0.325581395348837</text:p>
                <draw:g>
                  <svg:desc>Tabelle1.F186:Tabelle1.F192</svg:desc>
                </draw:g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395833333333333">
                <text:p>0.3958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92156862745098">
                <text:p>0.392156862745098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403846153846154">
                <text:p>0.4038461538461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46153846153846">
                <text:p>0.346153846153846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3018867924528">
                <text:p>0.28301886792452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3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345cm" svg:y="0.252cm" chart:style-name="ch2">
          <text:p>GTB</text:p>
        </chart:title>
        <chart:legend chart:legend-position="end" svg:x="5.943cm" svg:y="2.371cm" style:legend-expansion="high" chart:style-name="ch3"/>
        <chart:plot-area chart:style-name="ch4" table:cell-range-address="Tabelle1.L188:Tabelle1.N194 Tabelle1.I243:Tabelle1.J243" chart:data-source-has-labels="both" svg:x="0.155cm" svg:y="1.147cm" svg:width="5.633cm" svg:height="4.576cm">
          <chart:coordinate-region svg:x="0.776cm" svg:y="1.346cm" svg:width="5.012cm" svg:height="3.73cm"/>
          <chart:axis chart:dimension="x" chart:name="primary-x" chart:style-name="ch5" chartooo:axis-type="auto">
            <chartooo:date-scale/>
            <chart:categories table:cell-range-address="Tabelle1.L188:Tabelle1.L19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M188:Tabelle1.M194" chart:label-cell-address="Tabelle1.I243:Tabelle1.I243" chart:class="chart:bar">
            <chart:data-point chart:repeated="7"/>
          </chart:series>
          <chart:series chart:style-name="ch9" chart:values-cell-range-address="Tabelle1.N188:Tabelle1.N194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L188:Tabelle1.L194</svg:desc>
                </draw:g>
              </table:table-cell>
              <table:table-cell office:value-type="float" office:value="10">
                <text:p>10</text:p>
                <draw:g>
                  <svg:desc>Tabelle1.M188:Tabelle1.M194</svg:desc>
                </draw:g>
              </table:table-cell>
              <table:table-cell office:value-type="float" office:value="4">
                <text:p>4</text:p>
                <draw:g>
                  <svg:desc>Tabelle1.N188:Tabelle1.N19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568cm" svg:y="0.255cm" chart:style-name="ch2">
          <text:p>LmUGP apo (2oef*)</text:p>
        </chart:title>
        <chart:plot-area chart:style-name="ch3" table:cell-range-address="Tabelle1.C186:Tabelle1.C192 Tabelle1.F200:Tabelle1.F206" chart:data-source-has-labels="column" svg:x="0.143cm" svg:y="1.153cm" svg:width="6.907cm" svg:height="4.727cm">
          <chart:coordinate-region svg:x="1.214cm" svg:y="1.379cm" svg:width="5.836cm" svg:height="3.854cm"/>
          <chart:axis chart:dimension="x" chart:name="primary-x" chart:style-name="ch4" chartooo:axis-type="auto">
            <chartooo:date-scale/>
            <chart:categories table:cell-range-address="Tabelle1.C186:Tabelle1.C1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F200:Tabelle1.F20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C186:Tabelle1.C192</svg:desc>
                </draw:g>
              </table:table-cell>
              <table:table-cell office:value-type="float" office:value="0.197674418604651">
                <text:p>0.197674418604651</text:p>
                <draw:g>
                  <svg:desc>Tabelle1.F200:Tabelle1.F206</svg:desc>
                </draw:g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232876712328767">
                <text:p>0.2328767123287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02380952380952">
                <text:p>0.202380952380952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11764705882353">
                <text:p>0.211764705882353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309cm" svg:y="0.255cm" chart:style-name="ch2">
          <text:p>MSG (1y8b)</text:p>
        </chart:title>
        <chart:plot-area chart:style-name="ch3" table:cell-range-address="Tabelle1.B4:Tabelle1.B11 Tabelle1.E62:Tabelle1.E68" chart:data-source-has-labels="column" svg:x="0.143cm" svg:y="1.153cm" svg:width="6.907cm" svg:height="4.727cm">
          <chart:coordinate-region svg:x="0.976cm" svg:y="1.379cm" svg:width="6.074cm" svg:height="2.77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62:Tabelle1.E68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306451612903226">
                <text:p>0.306451612903226</text:p>
                <draw:g>
                  <svg:desc>Tabelle1.E62:Tabelle1.E68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50549450549451">
                <text:p>0.450549450549451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44444444444444">
                <text:p>0.4444444444444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0 2 1 3" chart:style-name="ch1">
        <chart:title svg:x="2.267cm" svg:y="0.316cm" chart:style-name="ch2">
          <text:p>MNV P-domain</text:p>
        </chart:title>
        <chart:legend chart:legend-position="end" svg:x="4.977cm" svg:y="3.454cm" style:legend-expansion="high" chart:style-name="ch3"/>
        <chart:plot-area chart:style-name="ch4" table:cell-range-address="Tabelle1.E270:Tabelle1.G274 Tabelle1.F269:Tabelle1.G269 Tabelle1.H269:Tabelle1.H274 Tabelle1.K269:Tabelle1.K274" chart:data-source-has-labels="both" svg:x="0.153cm" svg:y="1.275cm" svg:width="4.671cm" svg:height="7.545cm">
          <chart:coordinate-region svg:x="0.774cm" svg:y="1.474cm" svg:width="4.05cm" svg:height="5.75cm"/>
          <chart:axis chart:dimension="x" chart:name="primary-x" chart:style-name="ch5" chartooo:axis-type="auto">
            <chartooo:date-scale/>
            <chart:categories table:cell-range-address="Tabelle1.E270:Tabelle1.E27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70:Tabelle1.F274" chart:label-cell-address="Tabelle1.F269:Tabelle1.F269" chart:class="chart:bar">
            <chart:data-point chart:repeated="5"/>
            <loext:propertry-mapping loext:property="BorderColor" loext:cell-range-address="Tabelle1.F270:Tabelle1.F274"/>
          </chart:series>
          <chart:series chart:style-name="ch9" chart:values-cell-range-address="Tabelle1.H270:Tabelle1.H274" chart:label-cell-address="Tabelle1.H269:Tabelle1.H269" chart:class="chart:bar">
            <chart:data-point chart:repeated="5"/>
            <loext:propertry-mapping loext:property="BorderColor" loext:cell-range-address="Tabelle1.H270:Tabelle1.H274"/>
          </chart:series>
          <chart:series chart:style-name="ch10" chart:values-cell-range-address="Tabelle1.G270:Tabelle1.G274" chart:label-cell-address="Tabelle1.G269:Tabelle1.G269" chart:class="chart:bar">
            <chart:data-point chart:repeated="5"/>
            <loext:propertry-mapping loext:property="BorderColor" loext:cell-range-address="Tabelle1.G270:Tabelle1.G274"/>
          </chart:series>
          <chart:series chart:style-name="ch11" chart:values-cell-range-address="Tabelle1.K270:Tabelle1.K274" chart:label-cell-address="Tabelle1.K269:Tabelle1.K269" chart:class="chart:bar">
            <chart:data-point chart:repeated="5"/>
            <loext:propertry-mapping loext:property="BorderColor" loext:cell-range-address="Tabelle1.K270:Tabelle1.K27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69:Tabelle1.F26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interchanged</text:p>
                <draw:g>
                  <svg:desc>Tabelle1.H269:Tabelle1.H26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wrong</text:p>
                <draw:g>
                  <svg:desc>Tabelle1.G269:Tabelle1.G26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ot assigned</text:p>
                <draw:g>
                  <svg:desc>Tabelle1.K269:Tabelle1.K269</svg:desc>
                </draw:g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70:Tabelle1.E274</svg:desc>
                </draw:g>
              </table:table-cell>
              <table:table-cell office:value-type="float" office:value="52">
                <text:p>52</text:p>
                <draw:g>
                  <svg:desc>Tabelle1.F270:Tabelle1.F274</svg:desc>
                </draw:g>
              </table:table-cell>
              <table:table-cell office:value-type="float" office:value="52">
                <text:p>52</text:p>
                <draw:g>
                  <svg:desc>Tabelle1.F270:Tabelle1.F274</svg:desc>
                </draw:g>
              </table:table-cell>
              <table:table-cell office:value-type="float" office:value="1">
                <text:p>1</text:p>
                <draw:g>
                  <svg:desc>Tabelle1.H270:Tabelle1.H274</svg:desc>
                </draw:g>
              </table:table-cell>
              <table:table-cell office:value-type="float" office:value="1">
                <text:p>1</text:p>
                <draw:g>
                  <svg:desc>Tabelle1.H270:Tabelle1.H274</svg:desc>
                </draw:g>
              </table:table-cell>
              <table:table-cell office:value-type="float" office:value="2">
                <text:p>2</text:p>
                <draw:g>
                  <svg:desc>Tabelle1.G270:Tabelle1.G274</svg:desc>
                </draw:g>
              </table:table-cell>
              <table:table-cell office:value-type="float" office:value="2">
                <text:p>2</text:p>
                <draw:g>
                  <svg:desc>Tabelle1.G270:Tabelle1.G274</svg:desc>
                </draw:g>
              </table:table-cell>
              <table:table-cell office:value-type="float" office:value="14">
                <text:p>14</text:p>
                <draw:g>
                  <svg:desc>Tabelle1.K270:Tabelle1.K274</svg:desc>
                </draw:g>
              </table:table-cell>
              <table:table-cell office:value-type="float" office:value="14">
                <text:p>14</text:p>
                <draw:g>
                  <svg:desc>Tabelle1.K270:Tabelle1.K274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43cm" svg:y="0.255cm" chart:style-name="ch2">
          <text:p>MBP (1ez9*)</text:p>
        </chart:title>
        <chart:plot-area chart:style-name="ch3" table:cell-range-address="Tabelle1.B4:Tabelle1.B11 Tabelle1.E80:Tabelle1.E86" chart:data-source-has-labels="column" svg:x="0.143cm" svg:y="1.153cm" svg:width="6.907cm" svg:height="4.727cm">
          <chart:coordinate-region svg:x="0.976cm" svg:y="1.379cm" svg:width="6.074cm" svg:height="2.77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80:Tabelle1.E8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0303030303030303">
                <text:p>0.0303030303030303</text:p>
                <draw:g>
                  <svg:desc>Tabelle1.E80:Tabelle1.E86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1304347826087">
                <text:p>0.41304347826087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04761904761905">
                <text:p>0.4047619047619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052cm" svg:y="0.255cm" chart:style-name="ch2">
          <text:p>huNoV P-domain (4x06*)</text:p>
        </chart:title>
        <chart:plot-area chart:style-name="ch3" table:cell-range-address="Tabelle1.B4:Tabelle1.B10 Tabelle1.T5:Tabelle1.T11" chart:data-source-has-labels="column" svg:x="0.143cm" svg:y="1.153cm" svg:width="6.907cm" svg:height="4.727cm">
          <chart:coordinate-region svg:x="0.912cm" svg:y="1.379cm" svg:width="6.138cm" svg:height="2.773cm"/>
          <chart:axis chart:dimension="x" chart:name="primary-x" chart:style-name="ch4" chartooo:axis-type="auto">
            <chartooo:date-scale/>
            <chart:categories table:cell-range-address="Tabelle1.B4:Tabelle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T5:Tabelle1.T1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0</svg:desc>
                </draw:g>
              </table:table-cell>
              <table:table-cell office:value-type="float" office:value="NaN">
                <text:p>NaN</text:p>
                <draw:g>
                  <svg:desc>Tabelle1.T5:Tabelle1.T11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925cm" svg:y="0.255cm" chart:style-name="ch2">
          <text:p>ATCase (1d09*)</text:p>
        </chart:title>
        <chart:plot-area chart:style-name="ch3" table:cell-range-address="Tabelle1.B4:Tabelle1.B11 Tabelle1.E99:Tabelle1.E105" chart:data-source-has-labels="column" svg:x="0.143cm" svg:y="1.153cm" svg:width="6.907cm" svg:height="4.727cm">
          <chart:coordinate-region svg:x="0.976cm" svg:y="1.379cm" svg:width="6.074cm" svg:height="2.77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99:Tabelle1.E105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">
                <text:p>0</text:p>
                <draw:g>
                  <svg:desc>Tabelle1.E99:Tabelle1.E105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294117647058824">
                <text:p>0.294117647058824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80952380952381">
                <text:p>0.38095238095238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088cm" svg:y="0.252cm" chart:style-name="ch2">
          <text:p>HuNoV P-domain</text:p>
        </chart:title>
        <chart:legend chart:legend-position="end" svg:x="5.943cm" svg:y="2.371cm" style:legend-expansion="high" chart:style-name="ch3"/>
        <chart:plot-area chart:style-name="ch4" table:cell-range-address="Tabelle1.K5:Tabelle1.M11 Tabelle1.I243:Tabelle1.J243" chart:data-source-has-labels="both" svg:x="0.155cm" svg:y="1.147cm" svg:width="5.633cm" svg:height="4.576cm">
          <chart:coordinate-region svg:x="0.776cm" svg:y="1.346cm" svg:width="5.012cm" svg:height="3.73cm"/>
          <chart:axis chart:dimension="x" chart:name="primary-x" chart:style-name="ch5" chartooo:axis-type="auto">
            <chartooo:date-scale/>
            <chart:categories table:cell-range-address="Tabelle1.K5:Tabelle1.K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5:Tabelle1.L11" chart:label-cell-address="Tabelle1.I243:Tabelle1.I243" chart:class="chart:bar">
            <chart:data-point chart:repeated="7"/>
          </chart:series>
          <chart:series chart:style-name="ch9" chart:values-cell-range-address="Tabelle1.M5:Tabelle1.M11" chart:label-cell-address="Tabelle1.J243:Tabelle1.J24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43:Tabelle1.I243</svg:desc>
                </draw:g>
              </table:table-cell>
              <table:table-cell office:value-type="string">
                <text:p>wrong</text:p>
                <draw:g>
                  <svg:desc>Tabelle1.J243:Tabelle1.J243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K5:Tabelle1.K11</svg:desc>
                </draw:g>
              </table:table-cell>
              <table:table-cell office:value-type="float" office:value="28">
                <text:p>28</text:p>
                <draw:g>
                  <svg:desc>Tabelle1.L5:Tabelle1.L11</svg:desc>
                </draw:g>
              </table:table-cell>
              <table:table-cell office:value-type="float" office:value="2">
                <text:p>2</text:p>
                <draw:g>
                  <svg:desc>Tabelle1.M5:Tabelle1.M11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